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oto Serif" svg:font-family="'Noto Serif'"/>
    <style:font-face style:name="OpenSymbol" svg:font-family="OpenSymbol"/>
    <style:font-face style:name="Source Sans Pro" svg:font-family="'Source Sans Pro', sans-serif"/>
    <style:font-face style:name="Work Sans" svg:font-family="'Work Sans', sans-serif"/>
    <style:font-face style:name="inherit" svg:font-family="inherit"/>
    <style:font-face style:name="monospace" svg:font-family="monospace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8.441cm" table:align="left"/>
    </style:style>
    <style:style style:name="Tabela1.A" style:family="table-column">
      <style:table-column-properties style:column-width="0.425cm"/>
    </style:style>
    <style:style style:name="Tabela1.B" style:family="table-column">
      <style:table-column-properties style:column-width="18.016cm"/>
    </style:style>
    <style:style style:name="Tabela1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a1.B1" style:family="table-cell">
      <style:table-cell-properties style:vertical-align="middle" fo:padding="0.049cm" fo:border="none"/>
    </style:style>
    <style:style style:name="Tabela2" style:family="table">
      <style:table-properties style:width="18.177cm" table:align="left"/>
    </style:style>
    <style:style style:name="Tabela2.A" style:family="table-column">
      <style:table-column-properties style:column-width="0.425cm"/>
    </style:style>
    <style:style style:name="Tabela2.B" style:family="table-column">
      <style:table-column-properties style:column-width="17.752cm"/>
    </style:style>
    <style:style style:name="Tabela2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a2.B1" style:family="table-cell">
      <style:table-cell-properties style:vertical-align="middle" fo:padding="0.049cm" fo:border="none"/>
    </style:style>
    <style:style style:name="Tabela3" style:family="table">
      <style:table-properties style:width="18.336cm" table:align="left"/>
    </style:style>
    <style:style style:name="Tabela3.A" style:family="table-column">
      <style:table-column-properties style:column-width="0.425cm"/>
    </style:style>
    <style:style style:name="Tabela3.B" style:family="table-column">
      <style:table-column-properties style:column-width="17.911cm"/>
    </style:style>
    <style:style style:name="Tabela3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a3.B1" style:family="table-cell">
      <style:table-cell-properties style:vertical-align="middle" fo:padding="0.049cm" fo:border="none"/>
    </style:style>
    <style:style style:name="Tabela4" style:family="table">
      <style:table-properties style:width="18.336cm" table:align="left" fo:background-color="#f8f8ff">
        <style:background-image/>
      </style:table-properties>
    </style:style>
    <style:style style:name="Tabela4.A" style:family="table-column">
      <style:table-column-properties style:column-width="0.631cm"/>
    </style:style>
    <style:style style:name="Tabela4.B" style:family="table-column">
      <style:table-column-properties style:column-width="17.704cm"/>
    </style:style>
    <style:style style:name="Tabela4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a4.B1" style:family="table-cell">
      <style:table-cell-properties style:vertical-align="middle" fo:padding="0.049cm" fo:border="none"/>
    </style:style>
    <style:style style:name="Tabela5" style:family="table">
      <style:table-properties style:width="18.468cm" fo:margin-left="0cm" fo:margin-right="-0.007cm" table:align="margins"/>
    </style:style>
    <style:style style:name="Tabela5.A" style:family="table-column">
      <style:table-column-properties style:column-width="0.425cm" style:rel-column-width="1508*"/>
    </style:style>
    <style:style style:name="Tabela5.B" style:family="table-column">
      <style:table-column-properties style:column-width="18.043cm" style:rel-column-width="64027*"/>
    </style:style>
    <style:style style:name="Tabela5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a5.B1" style:family="table-cell">
      <style:table-cell-properties style:vertical-align="middle" fo:padding="0.049cm" fo:border="none"/>
    </style:style>
    <style:style style:name="Tabela6" style:family="table">
      <style:table-properties style:width="18.415cm" table:align="left"/>
    </style:style>
    <style:style style:name="Tabela6.A" style:family="table-column">
      <style:table-column-properties style:column-width="0.425cm"/>
    </style:style>
    <style:style style:name="Tabela6.B" style:family="table-column">
      <style:table-column-properties style:column-width="17.99cm"/>
    </style:style>
    <style:style style:name="Tabela6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a6.B1" style:family="table-cell">
      <style:table-cell-properties style:vertical-align="middle" fo:padding="0.049cm" fo:border="none"/>
    </style:style>
    <style:style style:name="Tabela7" style:family="table">
      <style:table-properties style:width="18.362cm" table:align="left"/>
    </style:style>
    <style:style style:name="Tabela7.A" style:family="table-column">
      <style:table-column-properties style:column-width="0.425cm"/>
    </style:style>
    <style:style style:name="Tabela7.B" style:family="table-column">
      <style:table-column-properties style:column-width="17.937cm"/>
    </style:style>
    <style:style style:name="Tabela7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a7.B1" style:family="table-cell">
      <style:table-cell-properties style:vertical-align="middle" fo:padding="0.049cm" fo:border="none"/>
    </style:style>
    <style:style style:name="Tabela8" style:family="table">
      <style:table-properties style:width="18.415cm" table:align="left"/>
    </style:style>
    <style:style style:name="Tabela8.A" style:family="table-column">
      <style:table-column-properties style:column-width="0.631cm"/>
    </style:style>
    <style:style style:name="Tabela8.B" style:family="table-column">
      <style:table-column-properties style:column-width="17.784cm"/>
    </style:style>
    <style:style style:name="Tabela8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a8.B1" style:family="table-cell">
      <style:table-cell-properties style:vertical-align="middle" fo:padding="0.049cm" fo:border="none"/>
    </style:style>
    <style:style style:name="Tabela9" style:family="table">
      <style:table-properties style:width="18.468cm" fo:margin-left="0cm" fo:margin-right="-0.007cm" table:align="margins"/>
    </style:style>
    <style:style style:name="Tabela9.A" style:family="table-column">
      <style:table-column-properties style:column-width="0.631cm" style:rel-column-width="2240*"/>
    </style:style>
    <style:style style:name="Tabela9.B" style:family="table-column">
      <style:table-column-properties style:column-width="17.836cm" style:rel-column-width="63295*"/>
    </style:style>
    <style:style style:name="Tabela9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a9.B1" style:family="table-cell">
      <style:table-cell-properties style:vertical-align="middle" fo:padding="0.049cm" fo:border="none"/>
    </style:style>
    <style:style style:name="Tabela10" style:family="table">
      <style:table-properties style:width="18.415cm" table:align="left"/>
    </style:style>
    <style:style style:name="Tabela10.A" style:family="table-column">
      <style:table-column-properties style:column-width="0.631cm"/>
    </style:style>
    <style:style style:name="Tabela10.B" style:family="table-column">
      <style:table-column-properties style:column-width="17.784cm"/>
    </style:style>
    <style:style style:name="Tabela10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ela10.B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left="0cm" fo:margin-right="0cm" fo:margin-top="0cm" fo:margin-bottom="0cm" style:line-height-at-least="0.556cm" fo:text-align="start" style:justify-single-word="false" fo:orphans="2" fo:widows="2" fo:text-indent="0cm" style:auto-text-indent="false" fo:padding="0cm" fo:border="none"/>
      <style:text-properties fo:font-variant="normal" fo:text-transform="none" fo:color="#666666" style:font-name="inherit" fo:font-size="8.25pt" fo:letter-spacing="normal" fo:font-style="normal" fo:font-weight="bold" fo:background-color="#eeeeee"/>
    </style:style>
    <style:style style:name="P2" style:family="paragraph" style:parent-style-name="Text_20_body">
      <style:paragraph-properties fo:margin-left="0cm" fo:margin-right="0cm" fo:margin-top="0cm" fo:margin-bottom="0cm" style:line-height-at-least="0.556cm" fo:text-align="start" style:justify-single-word="false" fo:orphans="2" fo:widows="2" fo:text-indent="0cm" style:auto-text-indent="false" fo:padding="0cm" fo:border="none"/>
      <style:text-properties fo:color="#666666" style:font-name="inherit" fo:font-size="8.25pt" fo:font-weight="bold" fo:background-color="#eeeeee"/>
    </style:style>
    <style:style style:name="P3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style:font-name="inherit"/>
    </style:style>
    <style:style style:name="P4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color="#999999" style:font-name="inherit" fo:font-style="italic"/>
    </style:style>
    <style:style style:name="P5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</style:style>
    <style:style style:name="P6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color="#333333" style:font-name="inherit"/>
    </style:style>
    <style:style style:name="P7" style:family="paragraph" style:parent-style-name="Table_20_Contents">
      <style:paragraph-properties fo:margin-left="0cm" fo:margin-right="0cm" fo:margin-top="0cm" fo:margin-bottom="0cm" style:line-height-at-least="0.635cm" fo:text-align="end" style:justify-single-word="false" fo:text-indent="0cm" style:auto-text-indent="false" fo:padding-left="0cm" fo:padding-right="0.132cm" fo:padding-top="0cm" fo:padding-bottom="0cm" fo:border-left="none" fo:border-right="0.002cm solid #dedede" fo:border-top="none" fo:border-bottom="none"/>
      <style:text-properties fo:color="#aaaaaa" style:font-name="inherit" fo:font-size="10.5pt"/>
    </style:style>
    <style:style style:name="P8" style:family="paragraph" style:parent-style-name="Table_20_Contents">
      <style:paragraph-properties fo:margin-left="0cm" fo:margin-right="0cm" fo:margin-top="0cm" fo:margin-bottom="0cm" fo:text-align="end" style:justify-single-word="false" fo:text-indent="0cm" style:auto-text-indent="false" fo:padding-left="0cm" fo:padding-right="0.132cm" fo:padding-top="0cm" fo:padding-bottom="0cm" fo:border-left="none" fo:border-right="0.002cm solid #dedede" fo:border-top="none" fo:border-bottom="none"/>
      <style:text-properties fo:color="#aaaaaa" style:font-name="inherit" fo:font-size="10.5pt"/>
    </style:style>
    <style:style style:name="P9" style:family="paragraph" style:parent-style-name="Text_20_body">
      <style:paragraph-properties fo:margin-left="0cm" fo:margin-right="0cm" fo:margin-top="0.714cm" fo:margin-bottom="0.45cm" style:line-height-at-least="0.979cm" fo:orphans="2" fo:widows="2" fo:text-indent="0cm" style:auto-text-indent="false" fo:padding="0cm" fo:border="none"/>
      <style:text-properties fo:font-variant="normal" fo:text-transform="none" fo:color="#000000" style:font-name="Noto Serif" fo:font-size="24.75pt" fo:letter-spacing="normal" fo:font-style="normal" fo:font-weight="bold"/>
    </style:style>
    <style:style style:name="P10" style:family="paragraph" style:parent-style-name="Heading_20_2">
      <style:paragraph-properties fo:margin-left="0cm" fo:margin-right="0cm" fo:margin-top="0.714cm" fo:margin-bottom="0.45cm" style:line-height-at-least="0.979cm" fo:orphans="2" fo:widows="2" fo:text-indent="0cm" style:auto-text-indent="false" fo:padding="0cm" fo:border="none"/>
      <style:text-properties fo:font-variant="normal" fo:text-transform="none" fo:color="#000000" style:font-name="Noto Serif" fo:font-size="24.75pt" fo:letter-spacing="normal" fo:font-style="normal" fo:font-weight="bold"/>
    </style:style>
    <style:style style:name="P11" style:family="paragraph" style:parent-style-name="Heading_20_3">
      <style:paragraph-properties fo:margin-left="0cm" fo:margin-right="0cm" fo:margin-top="0.635cm" fo:margin-bottom="0.37cm" style:line-height-at-least="0.767cm" fo:orphans="2" fo:widows="2" fo:text-indent="0cm" style:auto-text-indent="false" fo:padding="0cm" fo:border="none"/>
      <style:text-properties fo:font-variant="normal" fo:text-transform="none" fo:color="#000000" style:font-name="Noto Serif" fo:font-size="18.75pt" fo:letter-spacing="normal" fo:font-style="normal" fo:font-weight="bold"/>
    </style:style>
    <style:style style:name="P12" style:family="paragraph" style:parent-style-name="Text_20_body">
      <style:text-properties fo:color="#566270" style:text-line-through-style="none" style:font-name="sans-serif" fo:font-size="15pt" style:text-underline-style="none" style:text-blinking="false"/>
    </style:style>
    <style:style style:name="P13" style:family="paragraph" style:parent-style-name="Text_20_body">
      <style:paragraph-properties fo:margin-top="0cm" fo:margin-bottom="0.635cm" style:line-height-at-least="0.953cm" fo:text-align="justify" style:justify-single-word="false" fo:orphans="2" fo:widows="2" fo:padding="0cm" fo:border="none"/>
      <style:text-properties fo:font-variant="normal" fo:text-transform="none" fo:color="#222222" style:font-name="Noto Serif" fo:font-size="13.5pt" fo:letter-spacing="normal" fo:font-style="normal" fo:font-weight="normal"/>
    </style:style>
    <style:style style:name="P14" style:family="paragraph" style:parent-style-name="Text_20_body">
      <style:paragraph-properties fo:margin-top="0cm" fo:margin-bottom="0.635cm" style:line-height-at-least="0.953cm" fo:text-align="justify" style:justify-single-word="false" fo:orphans="2" fo:widows="2" fo:padding="0cm" fo:border="none"/>
      <style:text-properties fo:font-variant="normal" fo:text-transform="none" fo:color="#222222" fo:letter-spacing="normal"/>
    </style:style>
    <style:style style:name="P15" style:family="paragraph" style:parent-style-name="Text_20_body">
      <style:paragraph-properties fo:margin-top="0cm" fo:margin-bottom="0.635cm" style:line-height-at-least="0.953cm" fo:text-align="justify" style:justify-single-word="false" fo:orphans="2" fo:widows="2" fo:padding="0cm" fo:border="none"/>
    </style:style>
    <style:style style:name="P16" style:family="paragraph" style:parent-style-name="Text_20_body">
      <style:paragraph-properties fo:margin-top="0cm" fo:margin-bottom="0.635cm" style:line-height-at-least="0.953cm" fo:text-align="end" style:justify-single-word="false" fo:orphans="2" fo:widows="2" fo:padding="0cm" fo:border="none"/>
    </style:style>
    <style:style style:name="P17" style:family="paragraph" style:parent-style-name="Heading_20_1">
      <style:text-properties fo:font-variant="normal" fo:text-transform="none" fo:color="#000000" style:text-line-through-style="none" style:font-name="Work Sans" fo:font-size="23.25pt" fo:letter-spacing="normal" fo:font-style="normal" style:text-underline-style="none" fo:font-weight="normal" style:text-blinking="false"/>
    </style:style>
    <style:style style:name="P18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color="#333333" style:font-name="inherit"/>
    </style:style>
    <style:style style:name="P19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color="#333333" style:font-name="monospace" style:font-name-asian="monospace" style:font-name-complex="monospace"/>
    </style:style>
    <style:style style:name="P20" style:family="paragraph" style:parent-style-name="Text_20_body" style:list-style-name="L1">
      <style:paragraph-properties fo:margin-left="0.556cm" fo:margin-right="0cm" fo:margin-top="0cm" fo:margin-bottom="0.688cm" style:line-height-at-least="0.953cm" fo:text-align="justify" style:justify-single-word="false" fo:orphans="2" fo:widows="2" fo:text-indent="0cm" style:auto-text-indent="false" fo:padding="0cm" fo:border="none"/>
    </style:style>
    <style:style style:name="P21" style:family="paragraph" style:parent-style-name="Text_20_body" style:list-style-name="L2">
      <style:paragraph-properties fo:margin-left="0.556cm" fo:margin-right="0cm" fo:margin-top="0cm" fo:margin-bottom="0.688cm" style:line-height-at-least="0.953cm" fo:orphans="2" fo:widows="2" fo:text-indent="0cm" style:auto-text-indent="false" fo:padding="0cm" fo:border="none"/>
    </style:style>
    <style:style style:name="P22" style:family="paragraph" style:parent-style-name="Text_20_body">
      <style:paragraph-properties fo:margin-left="0cm" fo:margin-right="0cm" fo:margin-top="0cm" fo:margin-bottom="0cm" style:line-height-at-least="0.556cm" fo:text-align="start" style:justify-single-word="false" fo:orphans="2" fo:widows="2" fo:text-indent="0cm" style:auto-text-indent="false" fo:padding="0cm" fo:border="none"/>
      <style:text-properties fo:color="#666666" style:font-name="inherit" fo:font-size="8.25pt" fo:font-weight="bold" fo:background-color="#eeeeee"/>
    </style:style>
    <style:style style:name="P23" style:family="paragraph" style:parent-style-name="Text_20_body">
      <style:paragraph-properties fo:margin-top="0cm" fo:margin-bottom="0.635cm" style:line-height-at-least="0.953cm" fo:text-align="justify" style:justify-single-word="false" fo:orphans="2" fo:widows="2" fo:padding="0cm" fo:border="none"/>
      <style:text-properties fo:font-variant="normal" fo:text-transform="none" fo:color="#222222" style:font-name="Noto Serif" fo:font-size="13.5pt" fo:letter-spacing="normal" fo:font-style="normal" fo:font-weight="normal"/>
    </style:style>
    <style:style style:name="P24" style:family="paragraph" style:parent-style-name="Text_20_body">
      <style:paragraph-properties fo:margin-top="0cm" fo:margin-bottom="0.635cm" style:line-height-at-least="0.953cm" fo:text-align="justify" style:justify-single-word="false" fo:orphans="2" fo:widows="2" fo:padding="0cm" fo:border="none"/>
    </style:style>
    <style:style style:name="T1" style:family="text">
      <style:text-properties fo:font-variant="normal" fo:text-transform="none" fo:color="#222222" style:font-name="Noto Serif" fo:font-size="13.5pt" fo:letter-spacing="normal" fo:font-style="normal" fo:font-weight="normal"/>
    </style:style>
    <style:style style:name="T2" style:family="text">
      <style:text-properties fo:font-variant="normal" fo:text-transform="none" fo:color="#222222" style:font-name="Noto Serif" fo:font-size="13.5pt" fo:letter-spacing="normal" fo:font-style="normal" fo:font-weight="normal" style:font-name-asian="Noto Serif" style:font-size-asian="13.5pt" style:font-style-asian="normal" style:font-weight-asian="normal" style:font-name-complex="Noto Serif" style:font-size-complex="13.5pt" style:font-style-complex="normal" style:font-weight-complex="normal"/>
    </style:style>
    <style:style style:name="T3" style:family="text">
      <style:text-properties fo:font-variant="normal" fo:text-transform="none" fo:color="#222222" style:font-name="Noto Serif" fo:font-size="13.5pt" fo:letter-spacing="normal" fo:font-style="normal" fo:font-weight="bold"/>
    </style:style>
    <style:style style:name="T4" style:family="text">
      <style:text-properties fo:font-variant="normal" fo:text-transform="none" fo:color="#222222" style:font-name="Noto Serif" fo:font-size="13.5pt" fo:letter-spacing="normal" fo:font-style="normal" fo:font-weight="bold" style:font-name-asian="Noto Serif" style:font-size-asian="13.5pt" style:font-style-asian="normal" style:font-weight-asian="normal" style:font-name-complex="Noto Serif" style:font-size-complex="13.5pt" style:font-style-complex="normal" style:font-weight-complex="normal"/>
    </style:style>
    <style:style style:name="T5" style:family="text">
      <style:text-properties fo:font-variant="normal" fo:text-transform="none" fo:color="#222222" style:font-name="Noto Serif" fo:font-size="12pt" fo:letter-spacing="normal" fo:font-style="normal" fo:font-weight="normal"/>
    </style:style>
    <style:style style:name="T6" style:family="text">
      <style:text-properties fo:font-variant="normal" fo:text-transform="none" fo:color="#ce1141" style:text-line-through-style="none" style:font-name="Noto Serif" fo:font-size="13.5pt" fo:letter-spacing="normal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ce1141" style:text-line-through-style="none" style:font-name="Noto Serif" fo:font-size="13.5pt" fo:letter-spacing="normal" fo:font-style="normal" style:text-underline-style="none" fo:font-weight="normal" style:text-blinking="false" fo:background-color="transparent" style:font-name-asian="Noto Serif" style:font-size-asian="13.5pt" style:font-style-asian="normal" style:font-weight-asian="normal" style:font-name-complex="Noto Serif" style:font-size-complex="13.5pt" style:font-style-complex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 fo:font-weight="bold"/>
    </style:style>
    <style:style style:name="T10" style:family="text">
      <style:text-properties fo:color="#000000" style:font-name="inherit" fo:font-weight="bold"/>
    </style:style>
    <style:style style:name="T11" style:family="text">
      <style:text-properties fo:color="#002d7a"/>
    </style:style>
    <style:style style:name="T12" style:family="text">
      <style:text-properties fo:color="#002d7a" style:font-name="inherit"/>
    </style:style>
    <style:style style:name="T13" style:family="text">
      <style:text-properties fo:color="#006fe0"/>
    </style:style>
    <style:style style:name="T14" style:family="text">
      <style:text-properties fo:color="#006fe0" style:font-name="inherit"/>
    </style:style>
    <style:style style:name="T15" style:family="text">
      <style:text-properties fo:color="#008080"/>
    </style:style>
    <style:style style:name="T16" style:family="text">
      <style:text-properties fo:color="#008080" style:font-name="inherit"/>
    </style:style>
    <style:style style:name="T17" style:family="text">
      <style:text-properties fo:color="#333333"/>
    </style:style>
    <style:style style:name="T18" style:family="text">
      <style:text-properties fo:color="#333333" style:font-name="inherit"/>
    </style:style>
    <style:style style:name="T19" style:family="text">
      <style:text-properties fo:color="#dd1144"/>
    </style:style>
    <style:style style:name="T20" style:family="text">
      <style:text-properties fo:color="#dd1144" style:font-name="inherit"/>
    </style:style>
    <style:style style:name="T21" style:family="text">
      <style:text-properties fo:color="#800080"/>
    </style:style>
    <style:style style:name="T22" style:family="text">
      <style:text-properties fo:color="#800080" fo:font-weight="bold"/>
    </style:style>
    <style:style style:name="T23" style:family="text">
      <style:text-properties fo:color="#800080" style:font-name="inherit"/>
    </style:style>
    <style:style style:name="T24" style:family="text">
      <style:text-properties fo:color="#800080" style:font-name="inherit" fo:font-weight="bold"/>
    </style:style>
    <style:style style:name="T25" style:family="text">
      <style:text-properties fo:color="#009999"/>
    </style:style>
    <style:style style:name="T26" style:family="text">
      <style:text-properties fo:color="#009999" style:font-name="inherit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frame" style:horizontal-pos="from-left" style:horizontal-rel="frame" fo:background-color="transparent" style:background-transparency="100%" fo:padding="0cm" fo:border="none">
        <style:background-image/>
      </style:graphic-properties>
    </style:style>
    <style:style style:name="fr3" style:family="graphic" style:parent-style-name="Graphics">
      <style:graphic-properties fo:margin-left="0.159cm" fo:margin-right="0.159cm" fo:margin-top="0.159cm" fo:margin-bottom="0.556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8f8ff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kursjs.pl/search.php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Obietnice (promises) – podstawy języka JavaScript</text:h>
      <text:h text:style-name="P10" text:outline-level="2">Asynchroniczność</text:h>
      <text:p text:style-name="P13">Podstawową informacją, od której chciałbym zacząć, jest jednowątkowość w JavaScript. Jednowątkowość oznacza, że w trakcie działania, program potrafi wykonać tylko jedną czynność na raz według zadanej kolejności. Działa to mniej więcej tak:</text:p>
      <text:section text:style-name="Sect1" text:name="crayon-5d8292c9240e3263232364">
        <text:p text:style-name="P2">Synchroniczny odczyt plików z dysku</text:p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P7">1</text:p>
              <text:p text:style-name="P7">2</text:p>
              <text:p text:style-name="P7">3</text:p>
              <text:p text:style-name="P7">4</text:p>
            </table:table-cell>
            <table:table-cell table:style-name="Tabela1.B1" office:value-type="string">
              <text:section text:style-name="Sect2" text:name="crayon-5d8292c9240e3263232364-1">
                <text:p text:style-name="P3"><text:span text:style-name="T11">fs</text:span><text:span text:style-name="T13"> = </text:span><text:span text:style-name="T15">require</text:span><text:span text:style-name="T17">(</text:span><text:span text:style-name="T19">'fs'</text:span><text:span text:style-name="T17">);</text:span></text:p>
              </text:section>
              <text:section text:style-name="Sect2" text:name="crayon-5d8292c9240e3263232364-2">
                <text:p text:style-name="P3"><text:span text:style-name="T11">console</text:span><text:span text:style-name="T17">.</text:span><text:span text:style-name="T15">log</text:span><text:span text:style-name="T17">(</text:span><text:span text:style-name="T11">fs</text:span><text:span text:style-name="T17">.</text:span><text:span text:style-name="T15">readFileSync</text:span><text:span text:style-name="T17">(</text:span><text:span text:style-name="T19">'file1.txt'</text:span><text:span text:style-name="T17">,</text:span><text:span text:style-name="T13"> </text:span><text:span text:style-name="T19">'utf8'</text:span><text:span text:style-name="T17">));</text:span></text:p>
              </text:section>
              <text:section text:style-name="Sect2" text:name="crayon-5d8292c9240e3263232364-3">
                <text:p text:style-name="P3"><text:span text:style-name="T11">console</text:span><text:span text:style-name="T17">.</text:span><text:span text:style-name="T15">log</text:span><text:span text:style-name="T17">(</text:span><text:span text:style-name="T11">fs</text:span><text:span text:style-name="T17">.</text:span><text:span text:style-name="T15">readFileSync</text:span><text:span text:style-name="T17">(</text:span><text:span text:style-name="T19">'file2.txt'</text:span><text:span text:style-name="T17">,</text:span><text:span text:style-name="T13"> </text:span><text:span text:style-name="T19">'utf8'</text:span><text:span text:style-name="T17">));</text:span></text:p>
              </text:section>
              <text:section text:style-name="Sect2" text:name="crayon-5d8292c9240e3263232364-4">
                <text:p text:style-name="P3"><text:span text:style-name="T11">console</text:span><text:span text:style-name="T17">.</text:span><text:span text:style-name="T15">log</text:span><text:span text:style-name="T17">(</text:span><text:span text:style-name="T11">fs</text:span><text:span text:style-name="T17">.</text:span><text:span text:style-name="T15">readFileSync</text:span><text:span text:style-name="T17">(</text:span><text:span text:style-name="T19">'file3.txt'</text:span><text:span text:style-name="T17">,</text:span><text:span text:style-name="T13"> </text:span><text:span text:style-name="T19">'utf8'</text:span><text:span text:style-name="T17">));</text:span></text:p>
              </text:section>
            </table:table-cell>
          </table:table-row>
        </table:table>
      </text:section>
      <text:p text:style-name="P15"><text:span text:style-name="T2">W każdym kolejnym kroku, metoda </text:span><text:span text:style-name="Strong_20_Emphasis"><text:span text:style-name="T4">readFileSync()</text:span></text:span><text:span text:style-name="T2"> odczytuje z dysku plik, przechodząc od pierwszej do ostatniej linii programu, wypisuje do konsoli zawartości kolejno wczytanych plików.</text:span></text:p>
      <text:p text:style-name="P13">Co jeśli plik jest wyjątkowo duży? Wtedy oczywiście wczytywanie pliku będzie trwało dłużej, ale dopiero po wczytaniu całej jego zawartości program przejdzie do kolejnej linii kodu.</text:p>
      <text:p text:style-name="P15"><text:span text:style-name="T1">Dobrze byłoby więc, mieć mechanizm pozwalający na wykonanie pewnych zadań w </text:span><text:span text:style-name="Strong_20_Emphasis"><text:span text:style-name="T1">„</text:span></text:span><text:span text:style-name="Strong_20_Emphasis"><text:span text:style-name="T3">tle”</text:span></text:span><text:span text:style-name="T1">, bez blokowania innych zadań. W tym miejscu z pomocą przychodzi nam </text:span><text:span text:style-name="Strong_20_Emphasis"><text:span text:style-name="T3">asynchroniczność</text:span></text:span><text:span text:style-name="T1">. Jeśli chcemy, aby pobranie danych z zewnętrznego API nie blokowało nam działania programu, posłużyć się możemy technologią Ajax, która to asynchronicznie wykona zapytanie do API i zwróci wynik zapytania.</text:span></text:p>
      <text:section text:style-name="Sect1" text:name="crayon-5d8292c9240f2467994763">
        <table:table table:name="Tabela2" table:style-name="Tabela2">
          <table:table-column table:style-name="Tabela2.A"/>
          <table:table-column table:style-name="Tabela2.B"/>
          <text:soft-page-break/>
          <table:table-row>
            <table:table-cell table:style-name="Tabela2.A1" office:value-type="string">
              <text:p text:style-name="P7">1</text:p>
              <text:p text:style-name="P7">2</text:p>
              <text:p text:style-name="P7">3</text:p>
              <text:p text:style-name="P7">4</text:p>
              <text:p text:style-name="P7">5</text:p>
              <text:p text:style-name="P7">6</text:p>
            </table:table-cell>
            <table:table-cell table:style-name="Tabela2.B1" office:value-type="string">
              <text:section text:style-name="Sect2" text:name="crayon-5d8292c9240f2467994763-1">
                <text:p text:style-name="P4">/*</text:p>
              </text:section>
              <text:section text:style-name="Sect2" text:name="crayon-5d8292c9240f2467994763-2">
                <text:p text:style-name="P4">* Metoda getAsync() jest metodą poglądową, mającą na celu pokazanie, </text:p>
              </text:section>
              <text:section text:style-name="Sect2" text:name="crayon-5d8292c9240f2467994763-3">
                <text:p text:style-name="P4">* że zapytanie odbywa się asynchronicznie, najprawdopodobniej wykorzystywała by ona w tym celu technologię Ajax.</text:p>
              </text:section>
              <text:section text:style-name="Sect2" text:name="crayon-5d8292c9240f2467994763-4">
                <text:p text:style-name="P4">*/</text:p>
              </text:section>
              <text:section text:style-name="Sect2" text:name="crayon-5d8292c9240f2467994763-5">
                <text:p text:style-name="P3"><text:span text:style-name="T22">var</text:span><text:span text:style-name="T13"> </text:span><text:span text:style-name="T11">data</text:span><text:span text:style-name="T13"> = </text:span><text:span text:style-name="T15">getAsync</text:span><text:span text:style-name="T17">(</text:span><text:span text:style-name="T19">'https://jsonplaceholder.typicode.com/posts/1'</text:span><text:span text:style-name="T17">);</text:span></text:p>
              </text:section>
              <text:section text:style-name="Sect2" text:name="crayon-5d8292c9240f2467994763-6">
                <text:p text:style-name="P3"><text:span text:style-name="T11">console</text:span><text:span text:style-name="T17">.</text:span><text:span text:style-name="T15">log</text:span><text:span text:style-name="T17">(</text:span><text:span text:style-name="T11">data</text:span><text:span text:style-name="T17">);</text:span></text:p>
              </text:section>
            </table:table-cell>
          </table:table-row>
        </table:table>
      </text:section>
      <text:p text:style-name="P15"><text:span text:style-name="T2">Jeśli spodziewałeś się, że powyższy kod wypisze dane otrzymane z żądania wysłanego przez metodę </text:span><text:span text:style-name="Strong_20_Emphasis"><text:span text:style-name="T4">getAsync()</text:span></text:span><text:span text:style-name="T2"> to niestety muszę Cię zmartwić. </text:span><text:span text:style-name="Strong_20_Emphasis"><text:span text:style-name="T4">Zmienna data nie będzie zawierać żadnych danych.</text:span></text:span><text:span text:style-name="T2"> Przebieg programu w wyżej opisanej sytuacji wygląda następująco.</text:span></text:p>
      <text:p text:style-name="P15"><text:span text:style-name="T1">JavaScript tworzy zmienną </text:span><text:span text:style-name="Strong_20_Emphasis"><text:span text:style-name="T3">data</text:span></text:span><text:span text:style-name="T1">. Następnie uruchamiana jest metoda asynchroniczna </text:span><text:span text:style-name="Strong_20_Emphasis"><text:span text:style-name="T3">getAsync()</text:span></text:span><text:span text:style-name="T1"> i bez czekania na jej rezultat, program stara się wyświetlić zawartość zmiennej </text:span><text:span text:style-name="Strong_20_Emphasis"><text:span text:style-name="T3">data</text:span></text:span><text:span text:style-name="T1">.</text:span></text:p>
      <text:p text:style-name="P13">Domyślasz się już zapewne, że w takim razie należy użyć innego podejścia podczas pracy z metodami asynchronicznymi. Tak jest! Sposobów na pracę z kodem asynchronicznym jest kilka. Zacznijmy zatem od klasycznego podejścia z użyciem wywołań zwrotnych (ang. callback).</text:p>
      <text:h text:style-name="P10" text:outline-level="2">Callback i piekło wywołań zwrotnych</text:h>
      <text:p text:style-name="P13">Funkcja callback to funkcja przekazana jako parametr innej funkcji. Dzięki takiemu podejściu, możliwe jest wskazanie działania, które ma nastąpić, w zależności od wyników działania poprzedniej funkcji.</text:p>
      <text:section text:style-name="Sect1" text:name="crayon-5d8292c9240f9579353823">
        <text:p text:style-name="P2"><draw:frame draw:style-name="fr1" draw:name="Ramka17" text:anchor-type="paragraph" svg:width="0.635cm" draw:z-index="2"><draw:text-box fo:min-height="0.041cm"><draw:frame draw:style-name="fr2" draw:name="Ramka18" text:anchor-type="frame" svg:x="0cm" svg:y="0.265cm" svg:width="0.635cm" draw:z-index="3"><draw:text-box fo:min-height="0.423cm"><text:p text:style-name="Text_20_body"/></draw:text-box></draw:frame><text:p text:style-name="Text_20_body"/></draw:text-box></draw:frame><draw:frame draw:style-name="fr1" draw:name="Ramka15" text:anchor-type="paragraph" svg:width="0.635cm" draw:z-index="0"><draw:text-box fo:min-height="0.041cm"><draw:frame draw:style-name="fr2" draw:name="Ramka16" text:anchor-type="frame" svg:x="0cm" svg:y="0.265cm" svg:width="0.635cm" draw:z-index="1"><draw:text-box fo:min-height="0.423cm"><text:p text:style-name="Text_20_body"/></draw:text-box></draw:frame><text:p text:style-name="Text_20_body"/></draw:text-box></draw:frame>Wywołanie zwrotne </text:p>
        <table:table table:name="Tabela3" table:style-name="Tabela3">
          <table:table-column table:style-name="Tabela3.A"/>
          <table:table-column table:style-name="Tabela3.B"/>
          <table:table-row>
            <table:table-cell table:style-name="Tabela3.A1" office:value-type="string">
              <text:p text:style-name="P7">1</text:p>
              <text:p text:style-name="P7">2</text:p>
              <text:p text:style-name="P7">3</text:p>
            </table:table-cell>
            <table:table-cell table:style-name="Tabela3.B1" office:value-type="string">
              <text:section text:style-name="Sect2" text:name="crayon-5d8292c9240f9579353823-1">
                <text:p text:style-name="P3"><text:span text:style-name="T15">getAsync</text:span><text:span text:style-name="T17">(</text:span><text:span text:style-name="T19">'https://jsonplaceholder.typicode.com/posts/1'</text:span><text:span text:style-name="T17">,</text:span><text:span text:style-name="T13"> </text:span><text:span text:style-name="T22">function</text:span><text:span text:style-name="T13"> </text:span><text:span text:style-name="T15">callback</text:span><text:span text:style-name="T17">(</text:span><text:span text:style-name="T11">data</text:span><text:span text:style-name="T17">)</text:span><text:span text:style-name="T13"> </text:span><text:span text:style-name="T17">{</text:span><text:span text:style-name="T13"> </text:span></text:p>
              </text:section>
              <text:section text:style-name="Sect2" text:name="crayon-5d8292c9240f9579353823-2">
                <text:p text:style-name="P5"><text:span text:style-name="T13">    </text:span><text:span text:style-name="T12">console</text:span><text:span text:style-name="T18">.</text:span><text:span text:style-name="T16">log</text:span><text:span text:style-name="T18">(</text:span><text:span text:style-name="T12">data</text:span><text:span text:style-name="T18">);</text:span><text:span text:style-name="T14"> </text:span></text:p>
              </text:section>
              <text:section text:style-name="Sect2" text:name="crayon-5d8292c9240f9579353823-3">
                <text:p text:style-name="P6">});</text:p>
              </text:section>
            </table:table-cell>
          </table:table-row>
        </table:table>
      </text:section>
      <text:p text:style-name="P15"><text:span text:style-name="T2">W powyższym przykładzie metoda </text:span><text:span text:style-name="Strong_20_Emphasis"><text:span text:style-name="T4">getAsync()</text:span></text:span><text:span text:style-name="T2">, wyśle zapytanie pod wskazany adres URL, a odpowiedź zostanie przekierowana do funkcji </text:span><text:span text:style-name="Strong_20_Emphasis"><text:span text:style-name="T4">callback()</text:span></text:span><text:span text:style-name="T2">. W ten sposób, dopiero gdy nadejdzie odpowiedź z zewnętrznego API, dane zostaną wyświetlone w konsoli.</text:span></text:p>
      <text:p text:style-name="P13"><text:soft-page-break/>No dobrze, to skoro to działa, to dlaczego potrzebujemy innych sposobów na pracę z asynchronicznością?</text:p>
      <text:p text:style-name="P15"><text:span text:style-name="T1">Bardzo często, aby sprostać wymaganiom biznesowym, będziemy potrzebowali wielokrotnego zagnieżdżania wywołań zwrotnych. Powstały w ten sposób kod jest trudny w utrzymaniu i mało czytelny. Często zdarza się też, że kolejne funkcje zwrotne porozrzucane są w różnych miejscach kodu czy nawet w różnych plikach, co dodatkowo utrudnia pracę. Tego typu sytuację nazywamy piekłem wywołań zwrotnych (ang. callback hell).</text:span><text:span text:style-name="T1"><draw:frame draw:style-name="fr3" draw:name="grafika2" text:anchor-type="as-char" svg:width="18.096cm" svg:height="9.102cm" draw:z-index="4"><draw:image xlink:href="https://devenv.pl/wp-content/uploads/2018/02/callback_hell_podstawy_javascript-1.png" xlink:type="simple" xlink:show="embed" xlink:actuate="onLoad"/><svg:title>callback hell</svg:title></draw:frame></text:span><text:span text:style-name="Emphasis"><text:span text:style-name="T5">Jeśli mowa o callback hell, to nie może zabraknąć Ryu ze Street Fighter’a i jego Hadouken’a (żródło: http://nintendo.wikia.com/wiki/Hadouken).</text:span></text:span></text:p>
      <text:h text:style-name="P10" text:outline-level="2">Obietnice</text:h>
      <text:p text:style-name="P13">Czas więc na tytułowe obietnice (ang. promises). Obietnice powstały z myślą o <text:span text:style-name="T8">usprawnieniu pracy z kodem asynchronicznym</text:span>. Ich podstawowymi zaletami są: <text:span text:style-name="T8">lepsza kontrola w zakresie synchronizacji wywołań (brak wyścigów), obsługa błędów oraz lepsza czytelność</text:span>.</text:p>
      <text:p text:style-name="P15"><text:soft-page-break/><text:span text:style-name="T1">Zobaczmy zatem przykładową implementację obietnic w JavaScript, gdzie metoda </text:span><text:span text:style-name="Strong_20_Emphasis"><text:span text:style-name="T3">getAsync()</text:span></text:span><text:span text:style-name="T1"> tworzy obietnicę </text:span><text:span text:style-name="Strong_20_Emphasis"><text:span text:style-name="T3">new Promise()</text:span></text:span><text:span text:style-name="T1">, że zrealizuje asynchroniczne połączenie z podanym adresem URL.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8">1</text:p>
            <text:p text:style-name="P8">2</text:p>
            <text:p text:style-name="P8">7</text:p>
            <text:p text:style-name="P8">8</text:p>
            <text:p text:style-name="P8">9</text:p>
            <text:p text:style-name="P8">10</text:p>
            <text:p text:style-name="P8">11</text:p>
            <text:p text:style-name="P8">12</text:p>
            <text:p text:style-name="P8">13</text:p>
            <text:p text:style-name="P8">14</text:p>
            <text:p text:style-name="P8">15</text:p>
            <text:p text:style-name="P8">16</text:p>
            <text:p text:style-name="P8">17</text:p>
            <text:p text:style-name="P8">18</text:p>
            <text:p text:style-name="P8">19</text:p>
            <text:p text:style-name="P8">20</text:p>
            <text:p text:style-name="P8">21</text:p>
            <text:p text:style-name="P8">22</text:p>
          </table:table-cell>
          <table:table-cell table:style-name="Tabela4.B1" office:value-type="string">
            <text:section text:style-name="Sect2" text:name="crayon-5d8292c9240ff674162153-1">
              <text:p text:style-name="P3"><text:span text:style-name="T22">function</text:span><text:span text:style-name="T13"> </text:span><text:span text:style-name="T15">getAsync</text:span><text:span text:style-name="T17">(</text:span><text:span text:style-name="T11">url</text:span><text:span text:style-name="T17">)</text:span><text:span text:style-name="T13"> </text:span><text:span text:style-name="T17">{</text:span><text:span text:style-name="T13"> </text:span></text:p>
            </text:section>
            <text:section text:style-name="Sect2" text:name="Sekcja1">
              <text:p text:style-name="P5"><text:bookmark text:name="crayon-5d8292c9240ff674162153-2"/><text:span text:style-name="T13">    </text:span><text:span text:style-name="T10">return</text:span><text:span text:style-name="T14"> </text:span><text:span text:style-name="T10">new</text:span><text:span text:style-name="T14"> </text:span><text:span text:style-name="T16">Promise</text:span><text:span text:style-name="T18">((</text:span><text:span text:style-name="T12">resolve</text:span><text:span text:style-name="T18">,</text:span><text:span text:style-name="T14"> </text:span><text:span text:style-name="T12">reject</text:span><text:span text:style-name="T18">)</text:span><text:span text:style-name="T14"> =&gt; </text:span><text:span text:style-name="T18">{</text:span><text:span text:style-name="T14"> </text:span></text:p>
            </text:section>
            <text:section text:style-name="Sect2" text:name="Sekcja2">
              <text:p text:style-name="P5"><text:bookmark text:name="crayon-5d8292c9240ff674162153-3"/><text:span text:style-name="T13">        </text:span><text:span text:style-name="T24">var</text:span><text:span text:style-name="T14"> </text:span><text:span text:style-name="T12">httpReq</text:span><text:span text:style-name="T14"> = </text:span><text:span text:style-name="T10">new</text:span><text:span text:style-name="T14"> </text:span><text:span text:style-name="T16">XMLHttpRequest</text:span><text:span text:style-name="T18">();</text:span><text:span text:style-name="T14"> </text:span></text:p>
            </text:section>
            <text:section text:style-name="Sect2" text:name="Sekcja3">
              <text:p text:style-name="P5"><text:bookmark text:name="crayon-5d8292c9240ff674162153-4"/><text:span text:style-name="T13">        </text:span><text:span text:style-name="T12">httpReq</text:span><text:span text:style-name="T18">.</text:span><text:span text:style-name="T12">onreadystatechange</text:span><text:span text:style-name="T14"> = </text:span><text:span text:style-name="T18">()</text:span><text:span text:style-name="T14"> =&gt; </text:span><text:span text:style-name="T18">{</text:span><text:span text:style-name="T14"> </text:span></text:p>
            </text:section>
            <text:section text:style-name="Sect2" text:name="Sekcja4">
              <text:p text:style-name="P5"><text:bookmark text:name="crayon-5d8292c9240ff674162153-5"/><text:span text:style-name="T13">            </text:span><text:span text:style-name="T10">if</text:span><text:span text:style-name="T14"> </text:span><text:span text:style-name="T18">(</text:span><text:span text:style-name="T12">httpReq</text:span><text:span text:style-name="T18">.</text:span><text:span text:style-name="T12">readyState</text:span><text:span text:style-name="T14"> === </text:span><text:span text:style-name="T26">4</text:span><text:span text:style-name="T18">)</text:span><text:span text:style-name="T14"> </text:span><text:span text:style-name="T18">{</text:span><text:span text:style-name="T14"> </text:span></text:p>
            </text:section>
            <text:section text:style-name="Sect2" text:name="Sekcja5">
              <text:p text:style-name="P5"><text:bookmark text:name="crayon-5d8292c9240ff674162153-6"/><text:span text:style-name="T13">                </text:span><text:span text:style-name="T10">if</text:span><text:span text:style-name="T14"> </text:span><text:span text:style-name="T18">(</text:span><text:span text:style-name="T12">httpReq</text:span><text:span text:style-name="T18">.</text:span><text:span text:style-name="T12">status</text:span><text:span text:style-name="T14"> === </text:span><text:span text:style-name="T26">200</text:span><text:span text:style-name="T18">)</text:span><text:span text:style-name="T14"> </text:span><text:span text:style-name="T18">{</text:span><text:span text:style-name="T14"> </text:span></text:p>
            </text:section>
            <text:section text:style-name="Sect2" text:name="Sekcja6">
              <text:p text:style-name="P5"><text:bookmark text:name="crayon-5d8292c9240ff674162153-7"/><text:span text:style-name="T13">                    </text:span><text:span text:style-name="T16">resolve</text:span><text:span text:style-name="T18">(</text:span><text:span text:style-name="T12">JSON</text:span><text:span text:style-name="T18">.</text:span><text:span text:style-name="T16">parse</text:span><text:span text:style-name="T18">(</text:span><text:span text:style-name="T12">httpReq</text:span><text:span text:style-name="T18">.</text:span><text:span text:style-name="T12">responseText</text:span><text:span text:style-name="T18">));</text:span><text:span text:style-name="T14"> </text:span></text:p>
            </text:section>
            <text:section text:style-name="Sect2" text:name="Sekcja7">
              <text:p text:style-name="P5"><text:bookmark text:name="crayon-5d8292c9240ff674162153-8"/><text:span text:style-name="T13">                </text:span><text:span text:style-name="T18">}</text:span><text:span text:style-name="T14"> </text:span><text:span text:style-name="T10">else</text:span><text:span text:style-name="T14"> </text:span><text:span text:style-name="T18">{</text:span><text:span text:style-name="T14"> </text:span></text:p>
            </text:section>
            <text:section text:style-name="Sect2" text:name="Sekcja8">
              <text:p text:style-name="P5"><text:bookmark text:name="crayon-5d8292c9240ff674162153-9"/><text:span text:style-name="T13">                   </text:span><text:span text:style-name="T16">reject</text:span><text:span text:style-name="T18">(</text:span><text:span text:style-name="T10">new</text:span><text:span text:style-name="T14"> </text:span><text:span text:style-name="T16">Error</text:span><text:span text:style-name="T18">(</text:span><text:span text:style-name="T12">httpReq</text:span><text:span text:style-name="T18">.</text:span><text:span text:style-name="T12">statusText</text:span><text:span text:style-name="T18">));</text:span><text:span text:style-name="T14"> </text:span></text:p>
            </text:section>
            <text:section text:style-name="Sect2" text:name="Sekcja9">
              <text:p text:style-name="P5"><text:bookmark text:name="crayon-5d8292c9240ff674162153-10"/><text:span text:style-name="T13">                </text:span><text:span text:style-name="T18">}</text:span><text:span text:style-name="T14"> </text:span></text:p>
            </text:section>
            <text:section text:style-name="Sect2" text:name="Sekcja10">
              <text:p text:style-name="P5"><text:bookmark text:name="crayon-5d8292c9240ff674162153-11"/><text:span text:style-name="T13">            </text:span><text:span text:style-name="T18">}</text:span><text:span text:style-name="T14"> </text:span></text:p>
            </text:section>
            <text:section text:style-name="Sect2" text:name="Sekcja11">
              <text:p text:style-name="P5"><text:bookmark text:name="crayon-5d8292c9240ff674162153-12"/><text:span text:style-name="T13">        </text:span><text:span text:style-name="T18">}</text:span></text:p>
            </text:section>
            <text:section text:style-name="Sect2" text:name="Sekcja12">
              <text:p text:style-name="P5"><text:bookmark text:name="crayon-5d8292c9240ff674162153-13"/><text:span text:style-name="T13">        </text:span><text:span text:style-name="T12">httpReq</text:span><text:span text:style-name="T18">.</text:span><text:span text:style-name="T16">open</text:span><text:span text:style-name="T18">(</text:span><text:span text:style-name="T20">"GET"</text:span><text:span text:style-name="T18">,</text:span><text:span text:style-name="T14"> </text:span><text:span text:style-name="T12">url</text:span><text:span text:style-name="T18">,</text:span><text:span text:style-name="T14"> </text:span><text:span text:style-name="T24">true</text:span><text:span text:style-name="T18">);</text:span><text:span text:style-name="T14"> </text:span></text:p>
            </text:section>
            <text:section text:style-name="Sect2" text:name="Sekcja13">
              <text:p text:style-name="P5"><text:bookmark text:name="crayon-5d8292c9240ff674162153-14"/><text:span text:style-name="T13">        </text:span><text:span text:style-name="T12">httpReq</text:span><text:span text:style-name="T18">.</text:span><text:span text:style-name="T16">send</text:span><text:span text:style-name="T18">();</text:span><text:span text:style-name="T14"> </text:span></text:p>
            </text:section>
            <text:section text:style-name="Sect2" text:name="Sekcja14">
              <text:p text:style-name="P5"><text:bookmark text:name="crayon-5d8292c9240ff674162153-15"/><text:span text:style-name="T13">    </text:span><text:span text:style-name="T18">});</text:span><text:span text:style-name="T14"> </text:span></text:p>
            </text:section>
            <text:section text:style-name="Sect2" text:name="Sekcja15">
              <text:p text:style-name="P6"><text:bookmark text:name="crayon-5d8292c9240ff674162153-16"/>}</text:p>
            </text:section>
            <text:section text:style-name="Sect2" text:name="Sekcja16">
              <text:p text:style-name="P5"><text:bookmark text:name="crayon-5d8292c9240ff674162153-17"/> </text:p>
            </text:section>
            <text:section text:style-name="Sect2" text:name="Sekcja17">
              <text:p text:style-name="P3"><text:bookmark text:name="crayon-5d8292c9240ff674162153-18"/><text:span text:style-name="T15">getAsync</text:span><text:span text:style-name="T17">(</text:span><text:span text:style-name="T19">'https://jsonplaceholder.typicode.com/posts/1'</text:span><text:span text:style-name="T17">)</text:span></text:p>
            </text:section>
            <text:section text:style-name="Sect2" text:name="Sekcja18">
              <text:p text:style-name="P5"><text:bookmark text:name="crayon-5d8292c9240ff674162153-19"/><text:span text:style-name="T13">    </text:span><text:span text:style-name="T18">.</text:span><text:span text:style-name="T10">then</text:span><text:span text:style-name="T18">((</text:span><text:span text:style-name="T12">data</text:span><text:span text:style-name="T18">)</text:span><text:span text:style-name="T14"> =&gt; </text:span><text:span text:style-name="T18">{</text:span><text:span text:style-name="T14"> </text:span></text:p>
            </text:section>
            <text:section text:style-name="Sect2" text:name="Sekcja19">
              <text:p text:style-name="P5"><text:bookmark text:name="crayon-5d8292c9240ff674162153-20"/><text:span text:style-name="T13">        </text:span><text:span text:style-name="T23">const</text:span><text:span text:style-name="T14"> </text:span><text:span text:style-name="T16">post</text:span><text:span text:style-name="T14"> = </text:span><text:span text:style-name="T20">'Title: '</text:span><text:span text:style-name="T14"> + </text:span><text:span text:style-name="T12">data</text:span><text:span text:style-name="T18">.</text:span><text:span text:style-name="T12">title</text:span><text:span text:style-name="T14"> + </text:span><text:span text:style-name="T20">'\n\nBody: '</text:span><text:span text:style-name="T14"> + </text:span><text:span text:style-name="T12">data</text:span><text:span text:style-name="T18">.</text:span><text:span text:style-name="T12">body</text:span><text:span text:style-name="T18">;</text:span><text:span text:style-name="T14"> </text:span><text:span text:style-name="T10">alert</text:span><text:span text:style-name="T18">(</text:span><text:span text:style-name="T12">post</text:span><text:span text:style-name="T18">)</text:span><text:span text:style-name="T14"> </text:span></text:p>
            </text:section>
            <text:section text:style-name="Sect2" text:name="Sekcja20">
              <text:p text:style-name="P5"><text:bookmark text:name="crayon-5d8292c9240ff674162153-21"/><text:span text:style-name="T13">    </text:span><text:span text:style-name="T18">}).</text:span><text:span text:style-name="T10">catch</text:span><text:span text:style-name="T18">((</text:span><text:span text:style-name="T12">err</text:span><text:span text:style-name="T18">)</text:span><text:span text:style-name="T14"> =&gt; </text:span><text:span text:style-name="T18">{</text:span><text:span text:style-name="T14"> </text:span><text:span text:style-name="T10">alert</text:span><text:span text:style-name="T18">(</text:span><text:span text:style-name="T12">err</text:span><text:span text:style-name="T18">);</text:span><text:span text:style-name="T14"> </text:span><text:span text:style-name="T18">}</text:span></text:p>
            </text:section>
            <text:section text:style-name="Sect2" text:name="Sekcja21">
              <text:p text:style-name="P6"><text:bookmark text:name="crayon-5d8292c9240ff674162153-22"/>);</text:p>
            </text:section>
          </table:table-cell>
        </table:table-row>
      </table:table>
      <text:p text:style-name="P15"><text:a xlink:type="simple" xlink:href="https://jsfiddle.net/has49xj8/" text:style-name="Internet_20_link" text:visited-style-name="Visited_20_Internet_20_Link"><text:span text:style-name="T7">https://jsfiddle.net/has49xj8/</text:span></text:a></text:p>
      <text:p text:style-name="P15"><text:span text:style-name="T7"/></text:p>
      <text:p text:style-name="P13"><text:soft-page-break/>Obietnica może znajdować się w jednym z trzech stanów:</text:p>
      <text:list xml:id="list1750982663191165239" text:style-name="L1">
        <text:list-item>
          <text:p text:style-name="P20"><text:span text:style-name="Strong_20_Emphasis"><text:span text:style-name="T3">spełniona/rozwiązana</text:span></text:span><text:span text:style-name="T1"> (</text:span><text:span text:style-name="Emphasis"><text:span text:style-name="T1">fulfilled/resolved</text:span></text:span><text:span text:style-name="T1">) – gdy powiązane z nią zadanie zwraca żądaną wartość,</text:span></text:p>
        </text:list-item>
        <text:list-item>
          <text:p text:style-name="P20"><text:span text:style-name="Strong_20_Emphasis"><text:span text:style-name="T3">odrzucona</text:span></text:span><text:span text:style-name="T1"> (</text:span><text:span text:style-name="Emphasis"><text:span text:style-name="T1">rejected</text:span></text:span><text:span text:style-name="T1">) – gdy zadanie nie zwraca wartości, np. z powodu wyjątku lub zwrócona wartość jest nieprawidłowa,</text:span></text:p>
        </text:list-item>
        <text:list-item>
          <text:p text:style-name="P20"><text:span text:style-name="Strong_20_Emphasis"><text:span text:style-name="T3">oczekująca</text:span></text:span><text:span text:style-name="T1"> (</text:span><text:span text:style-name="Emphasis"><text:span text:style-name="T1">pending</text:span></text:span><text:span text:style-name="T1">) – to stan od rozpoczęcia żądania do otrzymania wyniku.</text:span></text:p>
        </text:list-item>
      </text:list>
      <text:p text:style-name="P15"><text:span text:style-name="T1">W naszym przypadku, gdy httpReq.readyState() będzie mieć wartość 4 oraz httpReq.status() równa się 200, wtedy obietnica zostaje spełniona, a do funkcji </text:span><text:span text:style-name="Strong_20_Emphasis"><text:span text:style-name="T3">resolve()</text:span></text:span><text:span text:style-name="T1"> zostaje przekazana sparsowana odpowiedź z API. Gdyby jednak status miał inną wartość, wtedy obietnica znajdzie się w stanie odrzuconym </text:span><text:span text:style-name="Strong_20_Emphasis"><text:span text:style-name="T3">reject()</text:span></text:span><text:span text:style-name="T1"> do którego przekazujemy stosowną informację.</text:span></text:p>
      <text:p text:style-name="P13">Opierając się na powyższym przykładzie, może być trudno dostrzec korzyści płynące z użycia obietnic zamiast standardowych wywołań zwrotnych. Zazwyczaj jednak <text:span text:style-name="T8">obietnic będziemy używać w kontekście tworzenia łańcuchów wywołań, gdzie jedna obietnica będzie konsumować kolejną</text:span>. Przyjrzyjmy się zatem bardziej rozbudowanemu przykładowi.</text:p>
      <text:p text:style-name="P13">W poniższym przykładzie upieczemy ciasto. Aby tego dokonać będziemy potrzebować trzech kroków: 1. zrobić zakupy, 2. zmieszać składniki, 3. upiec ciasto.</text:p>
      <text:section text:style-name="Sect1" text:name="crayon-5d8292c92410a829385090">
        <text:p text:style-name="P2">Upieczmy ciasto używając obietnic</text:p>
        <table:table table:name="Tabela5" table:style-name="Tabela5">
          <table:table-column table:style-name="Tabela5.A"/>
          <table:table-column table:style-name="Tabela5.B"/>
          <text:soft-page-break/>
          <table:table-row>
            <table:table-cell table:style-name="Tabela5.A1" office:value-type="string">
              <text:p text:style-name="P7">1</text:p>
              <text:p text:style-name="P7">2</text:p>
              <text:p text:style-name="P7">3</text:p>
              <text:p text:style-name="P7">4</text:p>
              <text:p text:style-name="P7">5</text:p>
              <text:p text:style-name="P7">6</text:p>
              <text:p text:style-name="P7">7</text:p>
              <text:p text:style-name="P7">8</text:p>
            </table:table-cell>
            <table:table-cell table:style-name="Tabela5.B1" office:value-type="string">
              <text:section text:style-name="Sect2" text:name="crayon-5d8292c92410a829385090-1">
                <text:p text:style-name="P3"><text:span text:style-name="T15">let </text:span><text:span text:style-name="T11">zrobZakupy</text:span><text:span text:style-name="T13"> = </text:span><text:span text:style-name="T17">()</text:span><text:span text:style-name="T13"> =&gt; </text:span><text:span text:style-name="T17">{</text:span><text:span text:style-name="T9">return</text:span><text:span text:style-name="T13"> </text:span><text:span text:style-name="T9">new</text:span><text:span text:style-name="T13"> </text:span><text:span text:style-name="T15">Promise</text:span><text:span text:style-name="T17">((</text:span><text:span text:style-name="T11">resolve</text:span><text:span text:style-name="T17">,</text:span><text:span text:style-name="T13"> </text:span><text:span text:style-name="T11">reject</text:span><text:span text:style-name="T17">)</text:span><text:span text:style-name="T13"> =&gt; </text:span><text:span text:style-name="T15">resolve</text:span><text:span text:style-name="T13"> </text:span><text:span text:style-name="T17">(</text:span><text:span text:style-name="T19">'Weź produkty'</text:span><text:span text:style-name="T17">))}</text:span></text:p>
              </text:section>
              <text:section text:style-name="Sect2" text:name="crayon-5d8292c92410a829385090-2">
                <text:p text:style-name="P3"><text:span text:style-name="T15">let </text:span><text:span text:style-name="T11">zmieszProd</text:span><text:span text:style-name="T13"> = </text:span><text:span text:style-name="T17">()</text:span><text:span text:style-name="T13"> =&gt; </text:span><text:span text:style-name="T17">{</text:span><text:span text:style-name="T9">return</text:span><text:span text:style-name="T13"> </text:span><text:span text:style-name="T9">new</text:span><text:span text:style-name="T13"> </text:span><text:span text:style-name="T15">Promise</text:span><text:span text:style-name="T17">((</text:span><text:span text:style-name="T11">resolve</text:span><text:span text:style-name="T17">,</text:span><text:span text:style-name="T13"> </text:span><text:span text:style-name="T11">reject</text:span><text:span text:style-name="T17">)</text:span><text:span text:style-name="T13"> =&gt; </text:span><text:span text:style-name="T15">resolve</text:span><text:span text:style-name="T13"> </text:span><text:span text:style-name="T17">(</text:span><text:span text:style-name="T19">'Zmieszaj prod.'</text:span><text:span text:style-name="T17">))}</text:span></text:p>
              </text:section>
              <text:section text:style-name="Sect2" text:name="crayon-5d8292c92410a829385090-3">
                <text:p text:style-name="P3"><text:span text:style-name="T15">let </text:span><text:span text:style-name="T11">upieczCiasto</text:span><text:span text:style-name="T13"> = </text:span><text:span text:style-name="T17">()</text:span><text:span text:style-name="T13"> =&gt; </text:span><text:span text:style-name="T17">{</text:span><text:span text:style-name="T9">return</text:span><text:span text:style-name="T13"> </text:span><text:span text:style-name="T9">new</text:span><text:span text:style-name="T13"> </text:span><text:span text:style-name="T15">Promise</text:span><text:span text:style-name="T17">((</text:span><text:span text:style-name="T11">resolve</text:span><text:span text:style-name="T17">,</text:span><text:span text:style-name="T13"> </text:span><text:span text:style-name="T11">reject</text:span><text:span text:style-name="T17">)</text:span><text:span text:style-name="T13"> =&gt; </text:span><text:span text:style-name="T15">resolve</text:span><text:span text:style-name="T13"> </text:span><text:span text:style-name="T17">(</text:span><text:span text:style-name="T19">'Upiecz ciasto'</text:span><text:span text:style-name="T17">))}</text:span></text:p>
              </text:section>
              <text:section text:style-name="Sect2" text:name="crayon-5d8292c92410a829385090-4">
                <text:p text:style-name="P5"> </text:p>
              </text:section>
              <text:section text:style-name="Sect2" text:name="crayon-5d8292c92410a829385090-5">
                <text:p text:style-name="P3"><text:span text:style-name="T11">zrobZakupy</text:span><text:span text:style-name="T17">()</text:span></text:p>
              </text:section>
              <text:section text:style-name="Sect2" text:name="crayon-5d8292c92410a829385090-6">
                <text:p text:style-name="P3"><text:span text:style-name="T17">.</text:span><text:span text:style-name="T9">then</text:span><text:span text:style-name="T17">((</text:span><text:span text:style-name="T11">response</text:span><text:span text:style-name="T17">)</text:span><text:span text:style-name="T13"> =&gt; </text:span><text:span text:style-name="T17">{</text:span><text:span text:style-name="T13"> </text:span><text:span text:style-name="T9">alert</text:span><text:span text:style-name="T17">(</text:span><text:span text:style-name="T11">response</text:span><text:span text:style-name="T17">);</text:span><text:span text:style-name="T13"> </text:span><text:span text:style-name="T9">return</text:span><text:span text:style-name="T13"> </text:span><text:span text:style-name="T11">zmieszProd</text:span><text:span text:style-name="T17">()</text:span><text:span text:style-name="T13"> </text:span><text:span text:style-name="T17">})</text:span></text:p>
              </text:section>
              <text:section text:style-name="Sect2" text:name="crayon-5d8292c92410a829385090-7">
                <text:p text:style-name="P3"><text:span text:style-name="T17">.</text:span><text:span text:style-name="T9">then</text:span><text:span text:style-name="T17">((</text:span><text:span text:style-name="T11">response</text:span><text:span text:style-name="T17">)</text:span><text:span text:style-name="T13"> =&gt; </text:span><text:span text:style-name="T17">{</text:span><text:span text:style-name="T13"> </text:span><text:span text:style-name="T9">alert</text:span><text:span text:style-name="T17">(</text:span><text:span text:style-name="T11">response</text:span><text:span text:style-name="T17">);</text:span><text:span text:style-name="T13"> </text:span><text:span text:style-name="T9">return</text:span><text:span text:style-name="T13"> </text:span><text:span text:style-name="T11">upieczCiasto</text:span><text:span text:style-name="T17">()</text:span><text:span text:style-name="T13"> </text:span><text:span text:style-name="T17">})</text:span></text:p>
              </text:section>
              <text:section text:style-name="Sect2" text:name="crayon-5d8292c92410a829385090-8">
                <text:p text:style-name="P3"><text:span text:style-name="T17">.</text:span><text:span text:style-name="T9">then</text:span><text:span text:style-name="T17">((</text:span><text:span text:style-name="T11">response</text:span><text:span text:style-name="T17">)</text:span><text:span text:style-name="T13"> =&gt; </text:span><text:span text:style-name="T17">{</text:span><text:span text:style-name="T13"> </text:span><text:span text:style-name="T9">alert</text:span><text:span text:style-name="T17">(</text:span><text:span text:style-name="T11">response</text:span><text:span text:style-name="T17">);</text:span><text:span text:style-name="T13"> </text:span><text:span text:style-name="T9">alert</text:span><text:span text:style-name="T17">(</text:span><text:span text:style-name="T19">'Bon appetit'</text:span><text:span text:style-name="T17">)</text:span><text:span text:style-name="T13"> </text:span><text:span text:style-name="T17">});</text:span></text:p>
                <text:p text:style-name="P19"/>
              </text:section>
            </table:table-cell>
          </table:table-row>
        </table:table>
      </text:section>
      <text:p text:style-name="P16"><text:a xlink:type="simple" xlink:href="https://jsfiddle.net/0xrffx6a/" office:target-frame-name="_blank" xlink:show="new" text:style-name="Internet_20_link" text:visited-style-name="Visited_20_Internet_20_Link"><text:span text:style-name="T7">https://jsfiddle.net/0xrffx6a/</text:span></text:a></text:p>
      <text:p text:style-name="P15"><text:span text:style-name="T1">Jak widać na przykładzie, obietnice możemy łączyć w sekwencję wywołań. Jest to możliwe dzięki temu, że każde wywołanie </text:span><text:span text:style-name="Strong_20_Emphasis"><text:span text:style-name="T3">then()</text:span></text:span><text:span text:style-name="T1"> zwraca nam nową obietnicę z ustawioną wartością zwrotną przekazaną do metody </text:span><text:span text:style-name="Strong_20_Emphasis"><text:span text:style-name="T3">resolve()</text:span></text:span><text:span text:style-name="T1">. W wyniku działania powyższego skryptu otrzymamy serię wywołań metody alert() z przekazanymi do niej wartościami pochodzącymi ze spełnienia obietnic, czyli z metod resolve().</text:span></text:p>
      <text:h text:style-name="P10" text:outline-level="2">Przechwycenie błędów</text:h>
      <text:p text:style-name="P15"><text:span text:style-name="T1">W pierwszym przykładzie dotyczącym obietnic, jawnie zdefiniowaliśmy w jakim momencie obietnica powinna zostać odrzucona (</text:span><text:span text:style-name="Emphasis"><text:span text:style-name="T1">poprzez użycie metody reject()</text:span></text:span><text:span text:style-name="T1">). Należy jednak wiedzieć, że odrzucenie obietnicy może nastąpić także w wyniku wystąpienia błędu. Dzięki sekwencji wywołań, </text:span><text:span text:style-name="Strong_20_Emphasis"><text:span text:style-name="T3">informacja o błędzie jest przenoszona pomiędzy wywołaniami then()</text:span></text:span><text:span text:style-name="T1">. Dodajmy zatem do naszego łańcucha wywołań kod odpowiedzialny za przechwycenie błędów.</text:span></text:p>
      <text:section text:style-name="Sect1" text:name="crayon-5d8292c924110108073674">
        <text:p text:style-name="P2">Przechwycenie błędu</text:p>
        <table:table table:name="Tabela6" table:style-name="Tabela6">
          <table:table-column table:style-name="Tabela6.A"/>
          <table:table-column table:style-name="Tabela6.B"/>
          <table:table-row>
            <table:table-cell table:style-name="Tabela6.A1" office:value-type="string">
              <text:p text:style-name="P7">1</text:p>
              <text:p text:style-name="P7">2</text:p>
              <text:p text:style-name="P7">3</text:p>
              <text:p text:style-name="P7">4</text:p>
              <text:p text:style-name="P7">5</text:p>
            </table:table-cell>
            <table:table-cell table:style-name="Tabela6.B1" office:value-type="string">
              <text:section text:style-name="Sect2" text:name="crayon-5d8292c924110108073674-1">
                <text:p text:style-name="P3"><text:span text:style-name="T11">zrobZakupy</text:span><text:span text:style-name="T17">()</text:span></text:p>
              </text:section>
              <text:section text:style-name="Sect2" text:name="crayon-5d8292c924110108073674-2">
                <text:p text:style-name="P3"><text:span text:style-name="T17">.</text:span><text:span text:style-name="T9">then</text:span><text:span text:style-name="T17">((</text:span><text:span text:style-name="T11">response</text:span><text:span text:style-name="T17">)</text:span><text:span text:style-name="T13"> =&gt; </text:span><text:span text:style-name="T17">{</text:span><text:span text:style-name="T13"> </text:span><text:span text:style-name="T15">alert</text:span><text:span text:style-name="T17">(</text:span><text:span text:style-name="T11">response</text:span><text:span text:style-name="T17">);</text:span><text:span text:style-name="T13"> </text:span><text:span text:style-name="T9">return</text:span><text:span text:style-name="T13"> </text:span><text:span text:style-name="T11">zmieszProd</text:span><text:span text:style-name="T17">()</text:span><text:span text:style-name="T13"> </text:span><text:span text:style-name="T17">})</text:span></text:p>
              </text:section>
              <text:section text:style-name="Sect2" text:name="crayon-5d8292c924110108073674-3">
                <text:p text:style-name="P3"><text:span text:style-name="T17">.</text:span><text:span text:style-name="T9">then</text:span><text:span text:style-name="T17">((</text:span><text:span text:style-name="T11">response</text:span><text:span text:style-name="T17">)</text:span><text:span text:style-name="T13"> =&gt; </text:span><text:span text:style-name="T17">{</text:span><text:span text:style-name="T13"> </text:span><text:span text:style-name="T15">alert</text:span><text:span text:style-name="T17">(</text:span><text:span text:style-name="T11">response</text:span><text:span text:style-name="T17">);</text:span><text:span text:style-name="T13"> </text:span><text:span text:style-name="T9">return</text:span><text:span text:style-name="T13"> </text:span><text:span text:style-name="T11">upieczCiasto</text:span><text:span text:style-name="T17">()</text:span><text:span text:style-name="T13"> </text:span><text:span text:style-name="T17">})</text:span></text:p>
              </text:section>
              <text:section text:style-name="Sect2" text:name="crayon-5d8292c924110108073674-4">
                <text:p text:style-name="P3"><text:span text:style-name="T17">.</text:span><text:span text:style-name="T9">then</text:span><text:span text:style-name="T17">((</text:span><text:span text:style-name="T11">response</text:span><text:span text:style-name="T17">)</text:span><text:span text:style-name="T13"> =&gt; </text:span><text:span text:style-name="T17">{</text:span><text:span text:style-name="T13"> </text:span><text:span text:style-name="T15">alert</text:span><text:span text:style-name="T17">(</text:span><text:span text:style-name="T11">response</text:span><text:span text:style-name="T17">);</text:span><text:span text:style-name="T13"> </text:span><text:span text:style-name="T15">alert</text:span><text:span text:style-name="T17">(</text:span><text:span text:style-name="T19">'Bon appetit'</text:span><text:span text:style-name="T17">)</text:span><text:span text:style-name="T13"> </text:span><text:span text:style-name="T17">})</text:span></text:p>
              </text:section>
              <text:section text:style-name="Sect2" text:name="crayon-5d8292c924110108073674-5">
                <text:p text:style-name="P3"><text:span text:style-name="T17">.</text:span><text:span text:style-name="T9">catch</text:span><text:span text:style-name="T17">((</text:span><text:span text:style-name="T11">error</text:span><text:span text:style-name="T17">)</text:span><text:span text:style-name="T13"> =&gt; </text:span><text:span text:style-name="T17">{</text:span><text:span text:style-name="T15">alert</text:span><text:span text:style-name="T17">(</text:span><text:span text:style-name="T11">error</text:span><text:span text:style-name="T17">.</text:span><text:span text:style-name="T11">message</text:span><text:span text:style-name="T17">)});</text:span></text:p>
              </text:section>
            </table:table-cell>
          </table:table-row>
        </table:table>
      </text:section>
      <text:p text:style-name="P15"><text:soft-page-break/><text:span text:style-name="T2">Pomimo, iż żadna z metod jawnie nie wywołuje </text:span><text:span text:style-name="Strong_20_Emphasis"><text:span text:style-name="T4">reject()</text:span></text:span><text:span text:style-name="T2"> to jeśli gdzieś na etapie wykonywania zadań JavaScript zwróci błąd, zostanie on przechwycony i obsłużony w metodzie </text:span><text:span text:style-name="Strong_20_Emphasis"><text:span text:style-name="T4">catch()</text:span></text:span><text:span text:style-name="T2">.</text:span></text:p>
      <text:h text:style-name="P10" text:outline-level="2">Promise.all()</text:h>
      <text:p text:style-name="P15"><text:span text:style-name="T1">Jeśli chcemy obsłużyć więcej niż jedną obietnicę naraz, a nie zależy nam na kolejności w jakiej obietnice te zostaną rozwiązane, wtedy możemy posłużyć się metodą </text:span><text:span text:style-name="Strong_20_Emphasis"><text:span text:style-name="T3">Promise.all([…])</text:span></text:span><text:span text:style-name="T1">. Jako parametr przyjmuje ona w tablicy, egzemplarze obietnic. Jeśli wszystkie obietnice zostaną </text:span><text:span text:style-name="T1">spełnione, Promise.all() zwraca obiekt Promise wraz z tablicą wartości zwróconych ze wszystkich spełnionych obietnic. Kolejność wartości zwróconych w tablicy jest taka sama jak kolejność obiektów Promise przekazanych do Promise.all().</text:span></text:p>
      <text:p text:style-name="P13">Przyjrzyjmy się przykładowi poniżej.</text:p>
      <text:section text:style-name="Sect1" text:name="crayon-5d8292c924116153678399">
        <text:p text:style-name="P2">Zasada działania Promise.all()</text:p>
        <text:p text:style-name="P1">JavaScript</text:p>
        <table:table table:name="Tabela7" table:style-name="Tabela7">
          <table:table-column table:style-name="Tabela7.A"/>
          <table:table-column table:style-name="Tabela7.B"/>
          <table:table-row>
            <table:table-cell table:style-name="Tabela7.A1" office:value-type="string">
              <text:p text:style-name="P7">1</text:p>
              <text:p text:style-name="P7">2</text:p>
              <text:p text:style-name="P7">3</text:p>
              <text:p text:style-name="P7">4</text:p>
              <text:p text:style-name="P7">5</text:p>
              <text:p text:style-name="P7">6</text:p>
              <text:p text:style-name="P7">7</text:p>
              <text:p text:style-name="P7">8</text:p>
              <text:p text:style-name="P7">9</text:p>
            </table:table-cell>
            <table:table-cell table:style-name="Tabela7.B1" office:value-type="string">
              <text:section text:style-name="Sect2" text:name="crayon-5d8292c924116153678399-1">
                <text:p text:style-name="P3"><text:span text:style-name="T21">const</text:span><text:span text:style-name="T13"> </text:span><text:span text:style-name="T11">promise1</text:span><text:span text:style-name="T13"> = </text:span><text:span text:style-name="T9">new</text:span><text:span text:style-name="T13"> </text:span><text:span text:style-name="T15">Promise</text:span><text:span text:style-name="T17">(</text:span><text:span text:style-name="T22">function</text:span><text:span text:style-name="T17">(</text:span><text:span text:style-name="T11">resolve</text:span><text:span text:style-name="T17">,</text:span><text:span text:style-name="T13"> </text:span><text:span text:style-name="T11">reject</text:span><text:span text:style-name="T17">)</text:span><text:span text:style-name="T13"> </text:span><text:span text:style-name="T17">{</text:span></text:p>
              </text:section>
              <text:section text:style-name="Sect2" text:name="crayon-5d8292c924116153678399-2">
                <text:p text:style-name="P5"><text:span text:style-name="T13">  </text:span><text:span text:style-name="T10">setTimeout</text:span><text:span text:style-name="T18">(</text:span><text:span text:style-name="T12">resolve</text:span><text:span text:style-name="T18">,</text:span><text:span text:style-name="T14"> </text:span><text:span text:style-name="T26">2000</text:span><text:span text:style-name="T18">,</text:span><text:span text:style-name="T14"> </text:span><text:span text:style-name="T20">'foo'</text:span><text:span text:style-name="T18">);</text:span></text:p>
              </text:section>
              <text:section text:style-name="Sect2" text:name="crayon-5d8292c924116153678399-3">
                <text:p text:style-name="P6">});</text:p>
              </text:section>
              <text:section text:style-name="Sect2" text:name="crayon-5d8292c924116153678399-4">
                <text:p text:style-name="P3"><text:span text:style-name="T21">const</text:span><text:span text:style-name="T13"> </text:span><text:span text:style-name="T11">promise2</text:span><text:span text:style-name="T13"> = </text:span><text:span text:style-name="T25">42</text:span><text:span text:style-name="T17">;</text:span></text:p>
              </text:section>
              <text:section text:style-name="Sect2" text:name="crayon-5d8292c924116153678399-5">
                <text:p text:style-name="P3"><text:span text:style-name="T21">const</text:span><text:span text:style-name="T13"> </text:span><text:span text:style-name="T11">promise3</text:span><text:span text:style-name="T13"> = </text:span><text:span text:style-name="T11">Promise</text:span><text:span text:style-name="T17">.</text:span><text:span text:style-name="T15">resolve</text:span><text:span text:style-name="T17">(</text:span><text:span text:style-name="T25">2</text:span><text:span text:style-name="T13">*</text:span><text:span text:style-name="T25">21</text:span><text:span text:style-name="T17">);</text:span></text:p>
              </text:section>
              <text:section text:style-name="Sect2" text:name="crayon-5d8292c924116153678399-6">
                <text:p text:style-name="P5"> </text:p>
              </text:section>
              <text:section text:style-name="Sect2" text:name="crayon-5d8292c924116153678399-7">
                <text:p text:style-name="P3"><text:span text:style-name="T11">Promise</text:span><text:span text:style-name="T17">.</text:span><text:span text:style-name="T15">all</text:span><text:span text:style-name="T17">([</text:span><text:span text:style-name="T11">promise1</text:span><text:span text:style-name="T17">,</text:span><text:span text:style-name="T13"> </text:span><text:span text:style-name="T11">promise2</text:span><text:span text:style-name="T17">,</text:span><text:span text:style-name="T13"> </text:span><text:span text:style-name="T11">promise3</text:span><text:span text:style-name="T17">]).</text:span><text:span text:style-name="T9">then</text:span><text:span text:style-name="T17">(</text:span><text:span text:style-name="T22">function</text:span><text:span text:style-name="T17">(</text:span><text:span text:style-name="T11">values</text:span><text:span text:style-name="T17">)</text:span><text:span text:style-name="T13"> </text:span><text:span text:style-name="T17">{</text:span></text:p>
              </text:section>
              <text:section text:style-name="Sect2" text:name="crayon-5d8292c924116153678399-8">
                <text:p text:style-name="P5"><text:span text:style-name="T13">  </text:span><text:span text:style-name="T10">alert</text:span><text:span text:style-name="T18">(</text:span><text:span text:style-name="T12">values</text:span><text:span text:style-name="T18">);</text:span></text:p>
              </text:section>
              <text:section text:style-name="Sect2" text:name="crayon-5d8292c924116153678399-9">
                <text:p text:style-name="P3"><text:span text:style-name="T17">}).</text:span><text:span text:style-name="T9">catch</text:span><text:span text:style-name="T17">((</text:span><text:span text:style-name="T11">err</text:span><text:span text:style-name="T17">)</text:span><text:span text:style-name="T13"> =&gt; </text:span><text:span text:style-name="T17">{</text:span><text:span text:style-name="T11">console</text:span><text:span text:style-name="T17">.</text:span><text:span text:style-name="T15">log</text:span><text:span text:style-name="T17">(</text:span><text:span text:style-name="T11">err</text:span><text:span text:style-name="T17">)});</text:span></text:p>
              </text:section>
            </table:table-cell>
          </table:table-row>
        </table:table>
      </text:section>
      <text:p text:style-name="P16"><text:a xlink:type="simple" xlink:href="https://jsfiddle.net/ptqk1ncg/1/" office:target-frame-name="_blank" xlink:show="new" text:style-name="Internet_20_link" text:visited-style-name="Visited_20_Internet_20_Link"><text:span text:style-name="T7">https://jsfiddle.net/ptqk1ncg/</text:span></text:a></text:p>
      <text:p text:style-name="P15"><text:span text:style-name="T1">Do metody Promise.all() trafiają dwa obiekty Promise i literał liczbowy równy 42. Bez znaczenia, który z tych obiektów zostanie rozwiązany jako pierwszy, rezultatem wykonania będzie metoda alert() z tablicą o zawartości </text:span><text:span text:style-name="Strong_20_Emphasis"><text:span text:style-name="T3">[‚foo’,42,42]</text:span></text:span><text:span text:style-name="T1">.</text:span></text:p>
      <text:p text:style-name="P13"/>
      <text:p text:style-name="P13"><text:soft-page-break/>Jeżeli którakolwiek z obietnic zostanie odrzucona, to Promise.all() również zostanie odrzucone (tracąc wszystkie wartości, które udało się jej uzyskać w wyniku rozwiązania pozostałych obietnic). Wartością zwróconą będzie wtedy wartość z odrzucenia pierwszej z obietnic.</text:p>
      <text:section text:style-name="Sect1" text:name="crayon-5d8292c92411b777407260">
        <text:p text:style-name="P2">Odrzucenie jednej z obietnic podczas wykonywania metody Promise.all()</text:p>
        <text:p text:style-name="P1">JavaScript</text:p>
        <table:table table:name="Tabela8" table:style-name="Tabela8">
          <table:table-column table:style-name="Tabela8.A"/>
          <table:table-column table:style-name="Tabela8.B"/>
          <table:table-row>
            <table:table-cell table:style-name="Tabela8.A1" office:value-type="string">
              <text:p text:style-name="P7">1</text:p>
              <text:p text:style-name="P7">2</text:p>
              <text:p text:style-name="P7">3</text:p>
              <text:p text:style-name="P7">4</text:p>
              <text:p text:style-name="P7">5</text:p>
              <text:p text:style-name="P7">6</text:p>
              <text:p text:style-name="P7">7</text:p>
              <text:p text:style-name="P7">8</text:p>
              <text:p text:style-name="P7">9</text:p>
              <text:p text:style-name="P7">10</text:p>
              <text:p text:style-name="P7">11</text:p>
              <text:p text:style-name="P7">12</text:p>
            </table:table-cell>
            <table:table-cell table:style-name="Tabela8.B1" office:value-type="string">
              <text:section text:style-name="Sect2" text:name="crayon-5d8292c92411b777407260-1">
                <text:p text:style-name="P3"><text:span text:style-name="T21">const</text:span><text:span text:style-name="T13"> </text:span><text:span text:style-name="T11">promise1</text:span><text:span text:style-name="T13"> = </text:span><text:span text:style-name="T9">new</text:span><text:span text:style-name="T13"> </text:span><text:span text:style-name="T15">Promise</text:span><text:span text:style-name="T17">(</text:span><text:span text:style-name="T22">function</text:span><text:span text:style-name="T17">(</text:span><text:span text:style-name="T11">resolve</text:span><text:span text:style-name="T17">,</text:span><text:span text:style-name="T13"> </text:span><text:span text:style-name="T11">reject</text:span><text:span text:style-name="T17">)</text:span><text:span text:style-name="T13"> </text:span><text:span text:style-name="T17">{</text:span></text:p>
              </text:section>
              <text:section text:style-name="Sect2" text:name="crayon-5d8292c92411b777407260-2">
                <text:p text:style-name="P5"><text:span text:style-name="T13">  </text:span><text:span text:style-name="T10">setTimeout</text:span><text:span text:style-name="T18">(</text:span><text:span text:style-name="T12">reject</text:span><text:span text:style-name="T18">,</text:span><text:span text:style-name="T14"> </text:span><text:span text:style-name="T26">1500</text:span><text:span text:style-name="T18">,</text:span><text:span text:style-name="T14"> </text:span><text:span text:style-name="T20">'error1'</text:span><text:span text:style-name="T18">);</text:span></text:p>
              </text:section>
              <text:section text:style-name="Sect2" text:name="crayon-5d8292c92411b777407260-3">
                <text:p text:style-name="P5"><text:span text:style-name="T13">  </text:span><text:span text:style-name="T10">setTimeout</text:span><text:span text:style-name="T18">(</text:span><text:span text:style-name="T12">resolve</text:span><text:span text:style-name="T18">,</text:span><text:span text:style-name="T14"> </text:span><text:span text:style-name="T26">2000</text:span><text:span text:style-name="T18">,</text:span><text:span text:style-name="T14"> </text:span><text:span text:style-name="T20">'foo'</text:span><text:span text:style-name="T18">);</text:span></text:p>
              </text:section>
              <text:section text:style-name="Sect2" text:name="crayon-5d8292c92411b777407260-4">
                <text:p text:style-name="P6">});</text:p>
              </text:section>
              <text:section text:style-name="Sect2" text:name="crayon-5d8292c92411b777407260-5">
                <text:p text:style-name="P3"><text:span text:style-name="T21">const</text:span><text:span text:style-name="T13"> </text:span><text:span text:style-name="T11">promise2</text:span><text:span text:style-name="T13"> = </text:span><text:span text:style-name="T9">new</text:span><text:span text:style-name="T13"> </text:span><text:span text:style-name="T15">Promise</text:span><text:span text:style-name="T17">(</text:span><text:span text:style-name="T22">function</text:span><text:span text:style-name="T17">(</text:span><text:span text:style-name="T11">resolve</text:span><text:span text:style-name="T17">,</text:span><text:span text:style-name="T13"> </text:span><text:span text:style-name="T11">reject</text:span><text:span text:style-name="T17">)</text:span><text:span text:style-name="T13"> </text:span><text:span text:style-name="T17">{</text:span></text:p>
              </text:section>
              <text:section text:style-name="Sect2" text:name="crayon-5d8292c92411b777407260-6">
                <text:p text:style-name="P5"><text:span text:style-name="T13">  </text:span><text:span text:style-name="T10">setTimeout</text:span><text:span text:style-name="T18">(</text:span><text:span text:style-name="T12">reject</text:span><text:span text:style-name="T18">,</text:span><text:span text:style-name="T14"> </text:span><text:span text:style-name="T26">1000</text:span><text:span text:style-name="T18">,</text:span><text:span text:style-name="T14"> </text:span><text:span text:style-name="T20">'error2'</text:span><text:span text:style-name="T18">);</text:span></text:p>
              </text:section>
              <text:section text:style-name="Sect2" text:name="crayon-5d8292c92411b777407260-7">
                <text:p text:style-name="P6">});</text:p>
              </text:section>
              <text:section text:style-name="Sect2" text:name="crayon-5d8292c92411b777407260-8">
                <text:p text:style-name="P3"><text:span text:style-name="T21">const</text:span><text:span text:style-name="T13"> </text:span><text:span text:style-name="T11">promise3</text:span><text:span text:style-name="T13"> = </text:span><text:span text:style-name="T11">Promise</text:span><text:span text:style-name="T17">.</text:span><text:span text:style-name="T15">resolve</text:span><text:span text:style-name="T17">(</text:span><text:span text:style-name="T25">2</text:span><text:span text:style-name="T13">*</text:span><text:span text:style-name="T25">21</text:span><text:span text:style-name="T17">);</text:span></text:p>
              </text:section>
              <text:section text:style-name="Sect2" text:name="crayon-5d8292c92411b777407260-9">
                <text:p text:style-name="P5"> </text:p>
              </text:section>
              <text:section text:style-name="Sect2" text:name="crayon-5d8292c92411b777407260-10">
                <text:p text:style-name="P3"><text:span text:style-name="T11">Promise</text:span><text:span text:style-name="T17">.</text:span><text:span text:style-name="T15">all</text:span><text:span text:style-name="T17">([</text:span><text:span text:style-name="T11">promise1</text:span><text:span text:style-name="T17">,</text:span><text:span text:style-name="T13"> </text:span><text:span text:style-name="T11">promise2</text:span><text:span text:style-name="T17">,</text:span><text:span text:style-name="T13"> </text:span><text:span text:style-name="T11">promise3</text:span><text:span text:style-name="T17">]).</text:span><text:span text:style-name="T9">then</text:span><text:span text:style-name="T17">(</text:span><text:span text:style-name="T22">function</text:span><text:span text:style-name="T17">(</text:span><text:span text:style-name="T11">values</text:span><text:span text:style-name="T17">)</text:span><text:span text:style-name="T13"> </text:span><text:span text:style-name="T17">{</text:span></text:p>
              </text:section>
              <text:section text:style-name="Sect2" text:name="crayon-5d8292c92411b777407260-11">
                <text:p text:style-name="P5"><text:span text:style-name="T13">  </text:span><text:span text:style-name="T10">alert</text:span><text:span text:style-name="T18">(</text:span><text:span text:style-name="T12">values</text:span><text:span text:style-name="T18">);</text:span></text:p>
              </text:section>
              <text:section text:style-name="Sect2" text:name="crayon-5d8292c92411b777407260-12">
                <text:p text:style-name="P3"><text:span text:style-name="T17">}).</text:span><text:span text:style-name="T9">catch</text:span><text:span text:style-name="T17">((</text:span><text:span text:style-name="T11">err</text:span><text:span text:style-name="T17">)</text:span><text:span text:style-name="T13"> =&gt; </text:span><text:span text:style-name="T17">{</text:span><text:span text:style-name="T11">console</text:span><text:span text:style-name="T17">.</text:span><text:span text:style-name="T15">log</text:span><text:span text:style-name="T17">(</text:span><text:span text:style-name="T11">err</text:span><text:span text:style-name="T17">)});</text:span></text:p>
              </text:section>
            </table:table-cell>
          </table:table-row>
        </table:table>
      </text:section>
      <text:p text:style-name="P16"><text:a xlink:type="simple" xlink:href="https://jsfiddle.net/8zjocfLg/" office:target-frame-name="_blank" xlink:show="new" text:style-name="Internet_20_link" text:visited-style-name="Visited_20_Internet_20_Link"><text:span text:style-name="T7">https://jsfiddle.net/8zjocfLg/</text:span></text:a></text:p>
      <text:p text:style-name="P13">Wynikiem działania powyższego skryptu będzie wypisanie do konsoli słowa ‚error2’ ponieważ jest to najwcześniej odrzucona obietnica.</text:p>
      <text:h text:style-name="P10" text:outline-level="2"/>
      <text:p text:style-name="P9"/>
      <text:p text:style-name="P9"/>
      <text:h text:style-name="P10" text:outline-level="2"><text:soft-page-break/>Promise.race()</text:h>
      <text:p text:style-name="P15"><text:span text:style-name="T1">W odróżnieniu od metody Promise.all(), która czekała do momentu rozwiązania wszystkich obietnic, metoda </text:span><text:span text:style-name="Strong_20_Emphasis"><text:span text:style-name="T3">Promise.race()</text:span></text:span><text:span text:style-name="T1"> zwróci pierwszą zakończoną obietnicę.</text:span></text:p>
      <text:section text:style-name="Sect1" text:name="crayon-5d8292c92411f012796854">
        <text:p text:style-name="P2">Przykład działania Promise.race()</text:p>
        <text:p text:style-name="P1">JavaScript</text:p>
        <table:table table:name="Tabela9" table:style-name="Tabela9">
          <table:table-column table:style-name="Tabela9.A"/>
          <table:table-column table:style-name="Tabela9.B"/>
          <table:table-row>
            <table:table-cell table:style-name="Tabela9.A1" office:value-type="string">
              <text:p text:style-name="P7">1</text:p>
              <text:p text:style-name="P7">2</text:p>
              <text:p text:style-name="P7">3</text:p>
              <text:p text:style-name="P7">4</text:p>
              <text:p text:style-name="P7">5</text:p>
              <text:p text:style-name="P7">6</text:p>
              <text:p text:style-name="P7">7</text:p>
              <text:p text:style-name="P7">8</text:p>
              <text:p text:style-name="P7">9</text:p>
              <text:p text:style-name="P7">10</text:p>
              <text:p text:style-name="P7">11</text:p>
            </table:table-cell>
            <table:table-cell table:style-name="Tabela9.B1" office:value-type="string">
              <text:section text:style-name="Sect2" text:name="crayon-5d8292c92411f012796854-1">
                <text:p text:style-name="P3"><text:span text:style-name="T21">const</text:span><text:span text:style-name="T13"> </text:span><text:span text:style-name="T11">promise1</text:span><text:span text:style-name="T13"> = </text:span><text:span text:style-name="T9">new</text:span><text:span text:style-name="T13"> </text:span><text:span text:style-name="T15">Promise</text:span><text:span text:style-name="T17">((</text:span><text:span text:style-name="T11">resolve</text:span><text:span text:style-name="T17">,</text:span><text:span text:style-name="T13"> </text:span><text:span text:style-name="T11">reject</text:span><text:span text:style-name="T17">)</text:span><text:span text:style-name="T13"> =&gt; </text:span><text:span text:style-name="T17">{</text:span></text:p>
              </text:section>
              <text:section text:style-name="Sect2" text:name="crayon-5d8292c92411f012796854-2">
                <text:p text:style-name="P5"><text:span text:style-name="T13">    </text:span><text:span text:style-name="T10">setTimeout</text:span><text:span text:style-name="T18">(</text:span><text:span text:style-name="T12">resolve</text:span><text:span text:style-name="T18">,</text:span><text:span text:style-name="T14"> </text:span><text:span text:style-name="T26">5000</text:span><text:span text:style-name="T18">,</text:span><text:span text:style-name="T14"> </text:span><text:span text:style-name="T20">'first'</text:span><text:span text:style-name="T18">);</text:span></text:p>
              </text:section>
              <text:section text:style-name="Sect2" text:name="crayon-5d8292c92411f012796854-3">
                <text:p text:style-name="P6">});</text:p>
              </text:section>
              <text:section text:style-name="Sect2" text:name="crayon-5d8292c92411f012796854-4">
                <text:p text:style-name="P5"> </text:p>
              </text:section>
              <text:section text:style-name="Sect2" text:name="crayon-5d8292c92411f012796854-5">
                <text:p text:style-name="P3"><text:span text:style-name="T21">const</text:span><text:span text:style-name="T13"> </text:span><text:span text:style-name="T11">promise2</text:span><text:span text:style-name="T13"> = </text:span><text:span text:style-name="T9">new</text:span><text:span text:style-name="T13"> </text:span><text:span text:style-name="T15">Promise</text:span><text:span text:style-name="T17">((</text:span><text:span text:style-name="T11">resolve</text:span><text:span text:style-name="T17">,</text:span><text:span text:style-name="T13"> </text:span><text:span text:style-name="T11">reject</text:span><text:span text:style-name="T17">)</text:span><text:span text:style-name="T13"> =&gt; </text:span><text:span text:style-name="T17">{</text:span></text:p>
              </text:section>
              <text:section text:style-name="Sect2" text:name="crayon-5d8292c92411f012796854-6">
                <text:p text:style-name="P5"><text:span text:style-name="T13">    </text:span><text:span text:style-name="T10">setTimeout</text:span><text:span text:style-name="T18">(</text:span><text:span text:style-name="T12">resolve</text:span><text:span text:style-name="T18">,</text:span><text:span text:style-name="T14"> </text:span><text:span text:style-name="T26">1000</text:span><text:span text:style-name="T18">,</text:span><text:span text:style-name="T14"> </text:span><text:span text:style-name="T20">'second'</text:span><text:span text:style-name="T18">);</text:span></text:p>
              </text:section>
              <text:section text:style-name="Sect2" text:name="crayon-5d8292c92411f012796854-7">
                <text:p text:style-name="P6">});</text:p>
              </text:section>
              <text:section text:style-name="Sect2" text:name="crayon-5d8292c92411f012796854-8">
                <text:p text:style-name="P5"> </text:p>
              </text:section>
              <text:section text:style-name="Sect2" text:name="crayon-5d8292c92411f012796854-9">
                <text:p text:style-name="P3"><text:span text:style-name="T11">Promise</text:span><text:span text:style-name="T17">.</text:span><text:span text:style-name="T15">race</text:span><text:span text:style-name="T17">([</text:span><text:span text:style-name="T11">promise1</text:span><text:span text:style-name="T17">,</text:span><text:span text:style-name="T13"> </text:span><text:span text:style-name="T11">promise2</text:span><text:span text:style-name="T17">]).</text:span><text:span text:style-name="T9">then</text:span><text:span text:style-name="T17">(</text:span><text:span text:style-name="T22">function</text:span><text:span text:style-name="T17">(</text:span><text:span text:style-name="T11">value</text:span><text:span text:style-name="T17">)</text:span><text:span text:style-name="T13"> </text:span><text:span text:style-name="T17">{</text:span></text:p>
              </text:section>
              <text:section text:style-name="Sect2" text:name="crayon-5d8292c92411f012796854-10">
                <text:p text:style-name="P5"><text:span text:style-name="T13">  </text:span><text:span text:style-name="T12">console</text:span><text:span text:style-name="T18">.</text:span><text:span text:style-name="T16">log</text:span><text:span text:style-name="T18">(</text:span><text:span text:style-name="T12">value</text:span><text:span text:style-name="T18">);</text:span></text:p>
              </text:section>
              <text:section text:style-name="Sect2" text:name="crayon-5d8292c92411f012796854-11">
                <text:p text:style-name="P6">});</text:p>
              </text:section>
            </table:table-cell>
          </table:table-row>
        </table:table>
      </text:section>
      <text:p text:style-name="P16"><text:a xlink:type="simple" xlink:href="https://jsfiddle.net/d1trvvtk/" office:target-frame-name="_blank" xlink:show="new" text:style-name="Internet_20_link" text:visited-style-name="Visited_20_Internet_20_Link"><text:span text:style-name="T7">https://jsfiddle.net/d1trvvtk/</text:span></text:a></text:p>
      <text:p text:style-name="P15"><text:span text:style-name="T1">W przykładzie powyżej, obie obietnice zostaną rozwiązanie, ale ponieważ pierwszą rozwiązaną będzie </text:span><text:span text:style-name="Strong_20_Emphasis"><text:span text:style-name="T3">promise2</text:span></text:span><text:span text:style-name="T1">, tak więc wartość wypisana do konsoli to </text:span><text:span text:style-name="Strong_20_Emphasis"><text:span text:style-name="T1">‚</text:span></text:span><text:span text:style-name="Strong_20_Emphasis"><text:span text:style-name="T3">second’</text:span></text:span><text:span text:style-name="T1">.</text:span></text:p>
      <text:h text:style-name="P10" text:outline-level="2">Podsumowanie</text:h>
      <text:p text:style-name="P15"><text:span text:style-name="T1">Obietnice w JavaScript to żadna nowość, pojawiły się one w czerwcu 2015 roku w specyfikacji ES6, ale były znane już wcześniej we frameworkach JavaScriptowych, na przykład </text:span><text:a xlink:type="simple" xlink:href="https://api.jquery.com/jquery.deferred/" office:target-frame-name="_blank" xlink:show="new" text:style-name="Internet_20_link" text:visited-style-name="Visited_20_Internet_20_Link"><text:span text:style-name="T6">Deferred()</text:span></text:a><text:span text:style-name="T1"> z biblioteki Jquery. Obietnice wprowadzono, aby ułatwić pracę z kodem asynchronicznym, zapobiec tworzeniu piekła wywołań zwrotnych oraz uczynić kod bardziej czytelnym i łatwiejszym w utrzymaniu.</text:span></text:p>
      <text:p text:style-name="P13"><text:soft-page-break/>Ale i w przypadku użycia obietnic należy być czujnym. Niewłaściwa ich implementacja może spowodować te same problemy co wywołania zwrotne, w efekcie których skończymy w piekle obietnic (ang. promise hell).</text:p>
      <text:section text:style-name="Sect1" text:name="crayon-5d8292c924126485298876">
        <text:p text:style-name="P2">Promise hell</text:p>
        <text:p text:style-name="P1">JavaScript</text:p>
        <table:table table:name="Tabela10" table:style-name="Tabela10">
          <table:table-column table:style-name="Tabela10.A"/>
          <table:table-column table:style-name="Tabela10.B"/>
          <table:table-row>
            <table:table-cell table:style-name="Tabela10.A1" office:value-type="string">
              <text:p text:style-name="P7">1</text:p>
              <text:p text:style-name="P7">2</text:p>
              <text:p text:style-name="P7">3</text:p>
              <text:p text:style-name="P7">4</text:p>
              <text:p text:style-name="P7">5</text:p>
              <text:p text:style-name="P7">6</text:p>
              <text:p text:style-name="P7">7</text:p>
              <text:p text:style-name="P7">8</text:p>
              <text:p text:style-name="P7">9</text:p>
              <text:p text:style-name="P7">10</text:p>
            </table:table-cell>
            <table:table-cell table:style-name="Tabela10.B1" office:value-type="string">
              <text:section text:style-name="Sect2" text:name="crayon-5d8292c924126485298876-1">
                <text:p text:style-name="P3"><text:span text:style-name="T15">getData</text:span><text:span text:style-name="T17">().</text:span></text:p>
              </text:section>
              <text:section text:style-name="Sect2" text:name="crayon-5d8292c924126485298876-2">
                <text:p text:style-name="P5"><text:span text:style-name="T13">    </text:span><text:span text:style-name="T18">.</text:span><text:span text:style-name="T10">then</text:span><text:span text:style-name="T18">((</text:span><text:span text:style-name="T12">post</text:span><text:span text:style-name="T18">)</text:span><text:span text:style-name="T14"> =&gt; </text:span><text:span text:style-name="T18">{</text:span></text:p>
              </text:section>
              <text:section text:style-name="Sect2" text:name="crayon-5d8292c924126485298876-3">
                <text:p text:style-name="P5"><text:span text:style-name="T13">        </text:span><text:span text:style-name="T10">return</text:span><text:span text:style-name="T14"> </text:span><text:span text:style-name="T16">getComments</text:span><text:span text:style-name="T18">(</text:span><text:span text:style-name="T12">post</text:span><text:span text:style-name="T18">)</text:span></text:p>
              </text:section>
              <text:section text:style-name="Sect2" text:name="crayon-5d8292c924126485298876-4">
                <text:p text:style-name="P5"><text:span text:style-name="T13">            </text:span><text:span text:style-name="T18">.</text:span><text:span text:style-name="T10">then</text:span><text:span text:style-name="T18">((</text:span><text:span text:style-name="T12">comments</text:span><text:span text:style-name="T18">)</text:span><text:span text:style-name="T14"> =&gt; </text:span><text:span text:style-name="T18">{</text:span></text:p>
              </text:section>
              <text:section text:style-name="Sect2" text:name="crayon-5d8292c924126485298876-5">
                <text:p text:style-name="P5"><text:span text:style-name="T13">                </text:span><text:span text:style-name="T10">return</text:span><text:span text:style-name="T14"> </text:span><text:span text:style-name="T16">getUser</text:span><text:span text:style-name="T18">(</text:span><text:span text:style-name="T12">post</text:span><text:span text:style-name="T18">)</text:span></text:p>
              </text:section>
              <text:section text:style-name="Sect2" text:name="crayon-5d8292c924126485298876-6">
                <text:p text:style-name="P5"><text:span text:style-name="T13">                    </text:span><text:span text:style-name="T18">.</text:span><text:span text:style-name="T10">then</text:span><text:span text:style-name="T18">((</text:span><text:span text:style-name="T12">user</text:span><text:span text:style-name="T18">)</text:span><text:span text:style-name="T14"> =&gt; </text:span><text:span text:style-name="T18">{</text:span></text:p>
              </text:section>
              <text:section text:style-name="Sect2" text:name="crayon-5d8292c924126485298876-7">
                <text:p text:style-name="P5"><text:span text:style-name="T13">                        </text:span><text:span text:style-name="T10">return</text:span><text:span text:style-name="T14"> </text:span><text:span text:style-name="T16">commentAccess</text:span><text:span text:style-name="T18">(</text:span><text:span text:style-name="T12">user</text:span><text:span text:style-name="T18">,</text:span><text:span text:style-name="T14"> </text:span><text:span text:style-name="T12">post</text:span><text:span text:style-name="T18">,</text:span><text:span text:style-name="T14"> </text:span><text:span text:style-name="T12">comments</text:span><text:span text:style-name="T18">);</text:span></text:p>
              </text:section>
              <text:section text:style-name="Sect2" text:name="crayon-5d8292c924126485298876-8">
                <text:p text:style-name="P5"><text:span text:style-name="T13">                    </text:span><text:span text:style-name="T18">});</text:span></text:p>
              </text:section>
              <text:section text:style-name="Sect2" text:name="crayon-5d8292c924126485298876-9">
                <text:p text:style-name="P5"><text:span text:style-name="T13">            </text:span><text:span text:style-name="T18">});</text:span></text:p>
              </text:section>
              <text:section text:style-name="Sect2" text:name="crayon-5d8292c924126485298876-10">
                <text:p text:style-name="P5"><text:span text:style-name="T13">    </text:span><text:span text:style-name="T18">});</text:span></text:p>
              </text:section>
            </table:table-cell>
          </table:table-row>
        </table:table>
      </text:section>
      <text:p text:style-name="P15"><text:span text:style-name="T2">Obietnice są wspierane we wszystkich nowoczesnych przeglądarkach internetowych. Chociaż na uwagę zasługuje brak wsparcia ze strony „starego” Internet Explorera, więc wszędzie tam, gdzie wymagania klienta mówią o dostępności oprogramowania na systemy z zainstalowanym IE trzeba się wstrzymać od używania obietnic lub użyć biblioteki, która takie obietnice nam zasymuluje np. </text:span><text:a xlink:type="simple" xlink:href="https://github.com/stefanpenner/es6-promise" office:target-frame-name="_blank" xlink:show="new" text:style-name="Internet_20_link" text:visited-style-name="Visited_20_Internet_20_Link"><text:span text:style-name="T7">es6-promise</text:span></text:a><text:span text:style-name="T2">. W znacznie większej jednak ilości przypadków powinniśmy się zastanowić czy aby na pewno implementacja wywołań zwrotnych ma sens i spróbować w ich miejsce użyć obietnic.</text:span></text:p>
      <text:p text:style-name="P14"><text:soft-page-break/><draw:frame draw:style-name="fr3" draw:name="grafika3" text:anchor-type="as-char" svg:width="33.47cm" svg:height="15.425cm" draw:z-index="5"><draw:image xlink:href="https://devenv.pl/wp-content/uploads/2018/02/can_i_use_promise.png" xlink:type="simple" xlink:show="embed" xlink:actuate="onLoad"/></draw:frame></text:p>
      <text:h text:style-name="P11" text:outline-level="3">Warto zobaczyć</text:h>
      <text:list xml:id="list3911771269829772133" text:style-name="L2">
        <text:list-item>
          <text:p text:style-name="P21"><text:span text:style-name="T1">Ciekawym narzędziem do nauki obietnic jest </text:span><text:a xlink:type="simple" xlink:href="https://github.com/stevekane/promise-it-wont-hurt" office:target-frame-name="_blank" xlink:show="new" text:style-name="Internet_20_link" text:visited-style-name="Visited_20_Internet_20_Link"><text:span text:style-name="T6">promise-it-wont-hurt</text:span></text:a><text:span text:style-name="T1">, poszerzy ono zdobytą wiedzę i pozwoli na praktyczne jej zastosowanie.</text:span></text:p>
        </text:list-item>
        <text:list-item>
          <text:p text:style-name="P21"><text:span text:style-name="T1">Oficjalna dokumentacja dostępna jest na stronie </text:span><text:a xlink:type="simple" xlink:href="https://developer.mozilla.org/en-US/docs/Web/JavaScript/Reference/Global_Objects/Promise" office:target-frame-name="_blank" xlink:show="new" text:style-name="Internet_20_link" text:visited-style-name="Visited_20_Internet_20_Link"><text:span text:style-name="T6">developer.mozilla.org</text:span></text:a><text:span text:style-name="T1">.</text:span></text:p>
        </text:list-item>
        <text:list-item>
          <text:p text:style-name="P21"><text:span text:style-name="T1">Specyfikację techniczną można znaleźć na </text:span><text:a xlink:type="simple" xlink:href="https://promisesaplus.com/" office:target-frame-name="_blank" xlink:show="new" text:style-name="Internet_20_link" text:visited-style-name="Visited_20_Internet_20_Link"><text:span text:style-name="T6">Promises/A+</text:span></text:a><text:span text:style-name="T1">.</text:span>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oto Serif" svg:font-family="'Noto Serif'"/>
    <style:font-face style:name="OpenSymbol" svg:font-family="OpenSymbol"/>
    <style:font-face style:name="Source Sans Pro" svg:font-family="'Source Sans Pro', sans-serif"/>
    <style:font-face style:name="Work Sans" svg:font-family="'Work Sans', sans-serif"/>
    <style:font-face style:name="inherit" svg:font-family="inherit"/>
    <style:font-face style:name="monospace" svg:font-family="monospace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15T22:48:23.92</meta:creation-date>
    <meta:generator>OpenOffice/4.1.6$Win32 OpenOffice.org_project/416m1$Build-9790</meta:generator>
    <dc:date>2019-09-23T08:33:03.81</dc:date>
    <meta:editing-duration>PT2H34M2S</meta:editing-duration>
    <meta:editing-cycles>62</meta:editing-cycles>
    <meta:document-statistic meta:table-count="10" meta:image-count="2" meta:object-count="0" meta:page-count="11" meta:paragraph-count="239" meta:word-count="1569" meta:character-count="12183"/>
  </office:meta>
</office:document-meta>
</file>